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Replacements/Object 22" manifest:media-type=""/>
  <manifest:file-entry manifest:full-path="ObjectReplacements/Object 3" manifest:media-type=""/>
  <manifest:file-entry manifest:full-path="ObjectReplacements/Object 19" manifest:media-type=""/>
  <manifest:file-entry manifest:full-path="ObjectReplacements/Object 18" manifest:media-type=""/>
  <manifest:file-entry manifest:full-path="ObjectReplacements/Object 2" manifest:media-type=""/>
  <manifest:file-entry manifest:full-path="ObjectReplacements/Object 17" manifest:media-type=""/>
  <manifest:file-entry manifest:full-path="ObjectReplacements/Object 1" manifest:media-type=""/>
  <manifest:file-entry manifest:full-path="ObjectReplacements/Object 23" manifest:media-type=""/>
  <manifest:file-entry manifest:full-path="ObjectReplacements/Object 5" manifest:media-type=""/>
  <manifest:file-entry manifest:full-path="ObjectReplacements/Object 10" manifest:media-type=""/>
  <manifest:file-entry manifest:full-path="ObjectReplacements/Object 21" manifest:media-type=""/>
  <manifest:file-entry manifest:full-path="ObjectReplacements/Object 20" manifest:media-type="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ObjectReplacements/Object 11" manifest:media-type="application/x-openoffice-gdimetafile;windows_formatname=&quot;GDIMetaFile&quot;"/>
  <manifest:file-entry manifest:full-path="ObjectReplacements/Object 7" manifest:media-type=""/>
  <manifest:file-entry manifest:full-path="ObjectReplacements/Object 12" manifest:media-type="application/x-openoffice-gdimetafile;windows_formatname=&quot;GDIMetaFile&quot;"/>
  <manifest:file-entry manifest:full-path="ObjectReplacements/Object 8" manifest:media-type=""/>
  <manifest:file-entry manifest:full-path="ObjectReplacements/Object 13" manifest:media-type=""/>
  <manifest:file-entry manifest:full-path="ObjectReplacements/Object 9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reekMathSymbols" svg:font-family="GreekMathSymbols" style:font-pitch="variable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Antiqua" svg:font-family="Antiqua, 'Times New Roman'" style:font-pitch="variable"/>
    <style:font-face style:name="Baltica" svg:font-family="Baltica, 'Times New Roman'" style:font-pitch="variable"/>
    <style:font-face style:name="Arial" svg:font-family="Arial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font-name="Times new roman" fo:font-size="15pt" style:font-name-asian="Times New Roman" style:font-size-asian="15pt" style:font-name-complex="Times New Roman" style:font-size-complex="15pt"/>
    </style:style>
    <style:style style:name="P2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Times new roman" fo:font-size="15pt" style:font-name-asian="Times New Roman" style:font-size-asian="15pt" style:font-name-complex="Times New Roman" style:font-size-complex="15pt"/>
    </style:style>
    <style:style style:name="P3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Times new roman" fo:font-size="15pt" officeooo:rsid="010e8cbb" officeooo:paragraph-rsid="010e8cbb" style:font-name-asian="Times New Roman" style:font-size-asian="15pt" style:font-name-complex="Times New Roman" style:font-size-complex="15pt"/>
    </style:style>
    <style:style style:name="P4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font-name="Times new roman" fo:font-size="15pt" style:font-size-asian="15pt" style:font-size-complex="15pt"/>
    </style:style>
    <style:style style:name="P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5pt" fo:font-weight="bold" style:font-name-asian="Times New Roman" style:font-size-asian="15pt" style:font-weight-asian="bold" style:font-name-complex="Times New Roman" style:font-size-complex="15pt"/>
    </style:style>
    <style:style style:name="P6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Times new roman" fo:font-size="15pt" fo:font-weight="bold" style:font-name-asian="Times New Roman" style:font-size-asian="15pt" style:font-weight-asian="bold" style:font-name-complex="Times New Roman" style:font-size-complex="15pt"/>
    </style:style>
    <style:style style:name="P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5pt" fo:font-weight="bold" officeooo:paragraph-rsid="01118b34" style:font-name-asian="Symbol" style:font-size-asian="15pt" style:font-weight-asian="bold" style:font-name-complex="Symbol" style:font-size-complex="15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.5in" style:auto-text-indent="false"/>
      <style:text-properties style:font-name="Times new roman" fo:font-size="15pt" fo:font-weight="bold" style:font-name-asian="Times New Roman" style:font-size-asian="15pt" style:font-weight-asian="bold" style:font-name-complex="Times New Roman" style:font-size-complex="15pt"/>
    </style:style>
    <style:style style:name="P9" style:family="paragraph" style:parent-style-name="Standard">
      <loext:graphic-properties draw:fill="none"/>
      <style:paragraph-properties fo:margin-left="0.5in" fo:margin-right="0in" fo:margin-top="0in" fo:margin-bottom="0in" loext:contextual-spacing="false" fo:line-height="100%" fo:text-align="justify" style:justify-single-word="false" fo:text-indent="0in" style:auto-text-indent="false" fo:background-color="transparent"/>
      <style:text-properties style:font-name="Times new roman" fo:font-size="15pt" style:text-underline-style="none" officeooo:rsid="010ba24b" officeooo:paragraph-rsid="000e7f20" style:font-size-asian="15pt" style:font-size-complex="15pt"/>
    </style:style>
    <style:style style:name="P10" style:family="paragraph" style:parent-style-name="Standard" style:master-page-name="">
      <loext:graphic-properties draw:fill="none"/>
      <style:paragraph-properties fo:margin-left="0.5in" fo:margin-right="0in" fo:margin-top="0in" fo:margin-bottom="0in" loext:contextual-spacing="false" fo:line-height="100%" fo:text-align="justify" style:justify-single-word="false" fo:text-indent="0in" style:auto-text-indent="false" style:page-number="auto" fo:background-color="transparent"/>
      <style:text-properties style:font-name="Times new roman" fo:font-size="15pt" style:text-underline-style="none" officeooo:rsid="010ba24b" officeooo:paragraph-rsid="000e7f20" style:font-size-asian="15pt" style:font-size-complex="15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.4898in" style:auto-text-indent="false"/>
      <style:text-properties style:font-name="Times new roman" fo:font-size="15pt" style:font-size-asian="15pt" style:font-size-complex="15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.4898in" style:auto-text-indent="false"/>
      <style:text-properties style:font-name="Times new roman" fo:font-size="15pt" style:font-size-asian="15pt" style:font-size-complex="15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.4898in" style:auto-text-indent="false"/>
      <style:text-properties style:font-name="Times new roman" fo:font-size="15pt" style:font-name-asian="Times New Roman" style:font-size-asian="15pt" style:font-name-complex="Times New Roman" style:font-size-complex="15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.4898in" style:auto-text-indent="false"/>
      <style:text-properties style:font-name="Times new roman" fo:font-size="15pt" officeooo:rsid="000e7f20" officeooo:paragraph-rsid="000e7f20" style:font-name-asian="Times New Roman" style:font-size-asian="15pt" style:font-name-complex="Times New Roman" style:font-size-complex="15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.4898in" style:auto-text-indent="false"/>
      <style:text-properties style:font-name="Times new roman" fo:font-size="15pt" fo:font-weight="bold" officeooo:rsid="010f9e36" officeooo:paragraph-rsid="010f9e36" style:font-name-asian="Times New Roman" style:font-size-asian="15pt" style:font-weight-asian="bold" style:font-name-complex="Times New Roman" style:font-size-complex="15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/>
      <style:text-properties style:font-name="Times new roman" fo:font-size="15pt" style:font-size-asian="15pt" style:font-size-complex="15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5pt" officeooo:paragraph-rsid="01118b34" style:font-name-asian="Symbol" style:font-size-asian="15pt" style:font-name-complex="Symbol" style:font-size-complex="15pt"/>
    </style:style>
    <style:style style:name="P18" style:family="paragraph" style:parent-style-name="Standard">
      <style:paragraph-properties fo:text-align="justify" style:justify-single-word="false">
        <style:tab-stops>
          <style:tab-stop style:position="0.4925in"/>
        </style:tab-stops>
      </style:paragraph-properties>
      <style:text-properties style:font-name="Times new roman" fo:font-size="15pt" officeooo:paragraph-rsid="01118b34" style:font-name-asian="Symbol" style:font-size-asian="15pt" style:font-name-complex="Symbol" style:font-size-complex="15pt"/>
    </style:style>
    <style:style style:name="P19" style:family="paragraph" style:parent-style-name="Standard">
      <style:paragraph-properties fo:text-align="justify" style:justify-single-word="false">
        <style:tab-stops>
          <style:tab-stop style:position="0.4925in"/>
        </style:tab-stops>
      </style:paragraph-properties>
      <style:text-properties style:font-name="Times new roman" fo:font-size="15pt" officeooo:paragraph-rsid="01118b34" style:font-name-asian="Symbol" style:font-size-asian="15pt" style:font-size-complex="15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5pt" fo:language="ru" fo:country="RU" fo:font-style="italic" officeooo:paragraph-rsid="01118b34" style:font-name-asian="Symbol" style:font-size-asian="15pt" style:font-style-asian="italic" style:font-name-complex="Symbol" style:font-size-complex="15pt" style:font-style-complex="italic"/>
    </style:style>
    <style:style style:name="P21" style:family="paragraph" style:parent-style-name="Standard">
      <style:text-properties style:font-name="Times new roman" fo:font-size="15pt" fo:language="ru" fo:country="RU" fo:font-style="italic" officeooo:paragraph-rsid="01118b34" style:font-name-asian="Symbol" style:font-size-asian="15pt" style:font-style-asian="italic" style:font-name-complex="Symbol" style:font-size-complex="15pt" style:font-style-complex="italic"/>
    </style:style>
    <style:style style:name="P22" style:family="paragraph" style:parent-style-name="Standard">
      <style:paragraph-properties fo:text-align="justify" style:justify-single-word="false">
        <style:tab-stops>
          <style:tab-stop style:position="0.4925in"/>
        </style:tab-stops>
      </style:paragraph-properties>
      <style:text-properties style:font-name="Times new roman" fo:font-size="15pt" fo:language="ru" fo:country="RU" officeooo:paragraph-rsid="01118b34" style:font-name-asian="Symbol" style:font-size-asian="15pt" style:font-size-complex="15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5pt" fo:language="ru" fo:country="RU" officeooo:paragraph-rsid="01118b34" style:font-name-asian="Symbol" style:font-size-asian="15pt" style:font-name-complex="Symbol" style:font-size-complex="15pt"/>
    </style:style>
    <style:style style:name="P24" style:family="paragraph" style:parent-style-name="Standard">
      <style:paragraph-properties fo:text-align="justify" style:justify-single-word="false">
        <style:tab-stops>
          <style:tab-stop style:position="0.4925in"/>
        </style:tab-stops>
      </style:paragraph-properties>
      <style:text-properties style:font-name="Times new roman" fo:font-size="15pt" fo:language="ru" fo:country="RU" officeooo:rsid="01138007" officeooo:paragraph-rsid="01138007" style:font-name-asian="Symbol" style:font-size-asian="15pt" style:font-name-complex="Symbol" style:font-size-complex="15pt"/>
    </style:style>
    <style:style style:name="P25" style:family="paragraph" style:parent-style-name="Standard">
      <style:paragraph-properties fo:text-align="justify" style:justify-single-word="false">
        <style:tab-stops>
          <style:tab-stop style:position="0.4925in"/>
        </style:tab-stops>
      </style:paragraph-properties>
      <style:text-properties style:font-name="Times new roman" fo:font-size="15pt" fo:language="ru" fo:country="RU" fo:font-weight="bold" officeooo:paragraph-rsid="01118b34" style:font-name-asian="Symbol" style:font-size-asian="15pt" style:font-weight-asian="bold" style:font-size-complex="15pt"/>
    </style:style>
    <style:style style:name="P26" style:family="paragraph" style:parent-style-name="Standard">
      <style:paragraph-properties fo:text-align="justify" style:justify-single-word="false">
        <style:tab-stops>
          <style:tab-stop style:position="0.4925in"/>
        </style:tab-stops>
      </style:paragraph-properties>
      <style:text-properties style:font-name="Times new roman" fo:font-size="15pt" fo:language="ru" fo:country="RU" fo:font-weight="bold" officeooo:rsid="01138007" officeooo:paragraph-rsid="01138007" style:font-name-asian="Symbol" style:font-size-asian="15pt" style:font-weight-asian="bold" style:font-name-complex="Symbol" style:font-size-complex="15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5pt" fo:language="ru" fo:country="RU" officeooo:paragraph-rsid="01118b34" style:font-name-asian="GreekMathSymbols" style:font-size-asian="15pt" style:font-name-complex="GreekMathSymbols" style:font-size-complex="15pt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5pt" officeooo:paragraph-rsid="01118b34" style:font-size-asian="15pt" style:font-size-complex="15pt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5pt" fo:font-style="italic" officeooo:paragraph-rsid="01118b34" style:font-name-asian="Symbol" style:font-size-asian="15pt" style:font-style-asian="italic" style:font-name-complex="Symbol" style:font-size-complex="15pt"/>
    </style:style>
    <style:style style:name="P30" style:family="paragraph" style:parent-style-name="Standard">
      <style:paragraph-properties fo:text-align="justify" style:justify-single-word="false" fo:padding="0in" fo:border="none">
        <style:tab-stops>
          <style:tab-stop style:position="0.4925in"/>
          <style:tab-stop style:position="3.052in"/>
        </style:tab-stops>
      </style:paragraph-properties>
      <style:text-properties style:font-name="Times new roman" fo:font-size="15pt" officeooo:paragraph-rsid="01118b34" style:font-name-asian="Symbol" style:font-size-asian="15pt" style:font-size-complex="15pt"/>
    </style:style>
    <style:style style:name="P31" style:family="paragraph" style:parent-style-name="саня">
      <style:paragraph-properties fo:text-align="justify" style:justify-single-word="false" fo:padding="0in" fo:border="none">
        <style:tab-stops>
          <style:tab-stop style:position="0.4925in"/>
          <style:tab-stop style:position="3.052in"/>
        </style:tab-stops>
      </style:paragraph-properties>
      <style:text-properties style:font-name="Times new roman" fo:font-size="15pt" fo:font-weight="normal" officeooo:paragraph-rsid="01118b34" style:font-name-asian="Symbol" style:font-size-asian="15pt" style:font-weight-asian="normal" style:font-name-complex="Antiqua" style:font-size-complex="15pt"/>
    </style:style>
    <style:style style:name="P32" style:family="paragraph" style:parent-style-name="саня">
      <style:paragraph-properties fo:text-align="justify" style:justify-single-word="false" fo:padding="0in" fo:border="none">
        <style:tab-stops>
          <style:tab-stop style:position="0.4925in"/>
          <style:tab-stop style:position="3.052in"/>
        </style:tab-stops>
      </style:paragraph-properties>
      <style:text-properties style:font-name="Times new roman" fo:font-size="15pt" officeooo:paragraph-rsid="01118b34" style:font-name-asian="Symbol" style:font-size-asian="15pt" style:font-size-complex="15pt"/>
    </style:style>
    <style:style style:name="P33" style:family="paragraph" style:parent-style-name="саня">
      <style:paragraph-properties fo:text-align="justify" style:justify-single-word="false" fo:padding="0in" fo:border="none">
        <style:tab-stops>
          <style:tab-stop style:position="0.4925in"/>
          <style:tab-stop style:position="3.052in"/>
        </style:tab-stops>
      </style:paragraph-properties>
      <style:text-properties style:font-name="Times new roman" fo:font-size="15pt" officeooo:paragraph-rsid="01118b34" style:font-size-asian="15pt" style:font-size-complex="15pt"/>
    </style:style>
    <style:style style:name="P34" style:family="paragraph" style:parent-style-name="саня">
      <style:paragraph-properties fo:text-align="justify" style:justify-single-word="false" fo:padding="0in" fo:border="none">
        <style:tab-stops>
          <style:tab-stop style:position="0.4925in"/>
          <style:tab-stop style:position="3.052in"/>
        </style:tab-stops>
      </style:paragraph-properties>
      <style:text-properties style:font-name="Times new roman" fo:font-size="15pt" fo:font-style="italic" fo:font-weight="normal" officeooo:paragraph-rsid="01118b34" style:font-name-asian="Symbol" style:font-size-asian="15pt" style:font-style-asian="italic" style:font-weight-asian="normal" style:font-name-complex="Baltica" style:font-size-complex="15pt"/>
    </style:style>
    <style:style style:name="P35" style:family="paragraph" style:parent-style-name="Standard">
      <style:paragraph-properties fo:margin-left="0.1575in" fo:margin-right="0in" fo:margin-top="0.1665in" fo:margin-bottom="0.0835in" loext:contextual-spacing="false" fo:line-height="150%" fo:text-align="justify" style:justify-single-word="false" fo:text-indent="0in" style:auto-text-indent="false"/>
      <style:text-properties style:font-name="Times new roman" fo:font-size="15pt" officeooo:paragraph-rsid="01118b34" style:font-name-asian="Symbol" style:font-size-asian="15pt" style:font-name-complex="Symbol" style:font-size-complex="15pt"/>
    </style:style>
    <style:style style:name="P36" style:family="paragraph" style:parent-style-name="Standard">
      <style:paragraph-properties fo:margin-left="0.1575in" fo:margin-right="0in" fo:margin-top="0.1665in" fo:margin-bottom="0.0835in" loext:contextual-spacing="false" fo:line-height="150%" fo:text-indent="0in" style:auto-text-indent="false"/>
      <style:text-properties style:font-name="Times new roman" fo:font-size="15pt" officeooo:paragraph-rsid="01118b34" style:font-size-asian="15pt" style:font-size-complex="15pt"/>
    </style:style>
    <style:style style:name="P37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style:font-name="Times new roman" fo:font-size="15pt" officeooo:paragraph-rsid="01118b34" style:font-size-asian="15pt" style:font-size-complex="15pt"/>
    </style:style>
    <style:style style:name="P38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style:font-name="Times new roman" fo:font-size="15pt" fo:language="ru" fo:country="RU" fo:font-weight="bold" officeooo:paragraph-rsid="01118b34" style:font-name-asian="Symbol" style:font-size-asian="15pt" style:language-asian="ru" style:country-asian="RU" style:font-weight-asian="bold" style:font-name-complex="Symbol" style:font-size-complex="15pt"/>
    </style:style>
    <style:style style:name="P39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style:font-name="Times new roman" fo:font-size="15pt" officeooo:paragraph-rsid="01118b34" style:font-name-asian="Symbol" style:font-size-asian="15pt" style:font-name-complex="Symbol" style:font-size-complex="15pt"/>
    </style:style>
    <style:style style:name="P40" style:family="paragraph" style:parent-style-name="Heading_20_1">
      <style:paragraph-properties fo:text-align="start" style:justify-single-word="false"/>
      <style:text-properties style:font-name="Times new roman" fo:font-size="15pt" officeooo:paragraph-rsid="01118b34" style:font-size-asian="15pt" style:font-size-complex="15pt"/>
    </style:style>
    <style:style style:name="P41" style:family="paragraph" style:parent-style-name="Основной_20_текст_20_2">
      <style:text-properties style:font-name="Times new roman" fo:font-size="15pt" officeooo:paragraph-rsid="01118b34" style:font-name-asian="Symbol" style:font-size-asian="15pt" style:font-name-complex="Symbol" style:font-size-complex="15pt"/>
    </style:style>
    <style:style style:name="P42" style:family="paragraph" style:parent-style-name="Standard" style:master-page-name="Standard">
      <style:paragraph-properties fo:margin-top="0in" fo:margin-bottom="0in" loext:contextual-spacing="false" fo:line-height="115%" fo:text-align="center" style:justify-single-word="false" style:page-number="1"/>
      <style:text-properties style:font-name="Times new roman" fo:font-size="15pt" officeooo:rsid="010e8cbb" officeooo:paragraph-rsid="010e8cbb" style:font-name-asian="Times New Roman" style:font-size-asian="15pt" style:font-name-complex="Times New Roman" style:font-size-complex="15pt"/>
    </style:style>
    <style:style style:name="P4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5pt" officeooo:rsid="0118474e" officeooo:paragraph-rsid="0118474e" style:font-size-asian="15pt" style:font-size-complex="15pt"/>
    </style:style>
    <style:style style:name="P4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5pt" style:text-underline-style="solid" style:text-underline-width="auto" style:text-underline-color="font-color" officeooo:rsid="0118474e" officeooo:paragraph-rsid="0118474e" style:font-size-asian="15pt" style:font-size-complex="15pt"/>
    </style:style>
    <style:style style:name="P4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5pt" style:text-underline-style="none" officeooo:rsid="0118474e" officeooo:paragraph-rsid="0118474e" style:font-size-asian="15pt" style:font-size-complex="15pt"/>
    </style:style>
    <style:style style:name="P46" style:family="paragraph" style:parent-style-name="Standard">
      <loext:graphic-properties draw:fill="none"/>
      <style:paragraph-properties fo:margin-left="0.5in" fo:margin-right="0in" fo:margin-top="0in" fo:margin-bottom="0in" loext:contextual-spacing="false" fo:line-height="100%" fo:text-align="justify" style:justify-single-word="false" fo:text-indent="0in" style:auto-text-indent="false" fo:background-color="transparent"/>
      <style:text-properties style:font-name="Times new roman" fo:font-size="15pt" officeooo:rsid="000e7f20" officeooo:paragraph-rsid="000e7f20" style:font-size-asian="15pt" style:font-size-complex="15pt"/>
    </style:style>
    <style:style style:name="P47" style:family="paragraph" style:parent-style-name="Text_20_body">
      <style:text-properties officeooo:paragraph-rsid="001011cb"/>
    </style:style>
    <style:style style:name="P48" style:family="paragraph" style:parent-style-name="Text_20_body">
      <style:text-properties fo:font-weight="normal" officeooo:rsid="01193e4b" officeooo:paragraph-rsid="01193e4b" style:font-weight-asian="normal" style:font-weight-complex="normal"/>
    </style:style>
    <style:style style:name="P49" style:family="paragraph" style:parent-style-name="саня" style:list-style-name="WW8Num13">
      <style:paragraph-properties fo:text-align="justify" style:justify-single-word="false" fo:padding="0in" fo:border="none">
        <style:tab-stops>
          <style:tab-stop style:position="0.4925in"/>
          <style:tab-stop style:position="3.052in"/>
        </style:tab-stops>
      </style:paragraph-properties>
      <style:text-properties style:font-name="Times new roman" fo:font-size="15pt" officeooo:paragraph-rsid="01118b34" style:font-name-asian="Symbol" style:font-size-asian="15pt" style:font-size-complex="15pt"/>
    </style:style>
    <style:style style:name="P50" style:family="paragraph" style:parent-style-name="саня" style:list-style-name="WW8Num13">
      <style:paragraph-properties fo:text-align="justify" style:justify-single-word="false" fo:padding="0in" fo:border="none">
        <style:tab-stops>
          <style:tab-stop style:position="0.4925in"/>
          <style:tab-stop style:position="3.052in"/>
        </style:tab-stops>
      </style:paragraph-properties>
      <style:text-properties style:font-name="Times new roman" fo:font-size="15pt" officeooo:paragraph-rsid="01118b34" style:font-size-asian="15pt" style:font-size-complex="15pt"/>
    </style:style>
    <style:style style:name="T1" style:family="text">
      <style:text-properties fo:font-style="italic" style:font-name-asian="Times New Roman" style:font-style-asian="italic" style:font-name-complex="Times New Roman"/>
    </style:style>
    <style:style style:name="T2" style:family="text">
      <style:text-properties fo:font-style="italic" officeooo:rsid="000e7f20" style:font-name-asian="Times New Roman" style:font-style-asian="italic" style:font-name-complex="Times New Roman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font-style-asian="italic" style:font-name-complex="Symbol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name-asian="Symbol" style:font-style-asian="italic" style:font-weight-asian="normal"/>
    </style:style>
    <style:style style:name="T7" style:family="text">
      <style:text-properties fo:font-style="italic" fo:font-weight="normal" style:font-name-asian="Symbol" style:font-style-asian="italic" style:font-weight-asian="normal" style:font-style-complex="italic" style:font-weight-complex="bold"/>
    </style:style>
    <style:style style:name="T8" style:family="text">
      <style:text-properties fo:font-style="italic" fo:font-weight="normal" style:font-name-asian="Symbol" style:font-style-asian="italic" style:font-weight-asian="normal" style:font-name-complex="Symbol"/>
    </style:style>
    <style:style style:name="T9" style:family="text">
      <style:text-properties fo:font-style="italic" fo:font-weight="normal" style:font-name-asian="Symbol" style:font-style-asian="italic" style:font-weight-asian="normal" style:font-name-complex="Symbol" style:font-style-complex="italic" style:font-weight-complex="bold"/>
    </style:style>
    <style:style style:name="T10" style:family="text">
      <style:text-properties fo:font-style="italic" fo:font-weight="normal" style:font-style-asian="italic" style:font-weight-asian="normal"/>
    </style:style>
    <style:style style:name="T11" style:family="text">
      <style:text-properties fo:font-style="italic" fo:font-weight="normal" style:font-style-asian="italic" style:font-weight-asian="normal" style:font-name-complex="Symbol"/>
    </style:style>
    <style:style style:name="T12" style:family="text">
      <style:text-properties fo:font-style="italic" style:font-name-asian="Symbol" style:font-style-asian="italic"/>
    </style:style>
    <style:style style:name="T13" style:family="text">
      <style:text-properties fo:font-style="italic" style:font-name-asian="Symbol" style:font-style-asian="italic" style:font-name-complex="Symbol"/>
    </style:style>
    <style:style style:name="T14" style:family="text">
      <style:text-properties fo:font-style="italic" style:font-name-asian="GreekMathSymbols" style:font-style-asian="italic" style:font-name-complex="GreekMathSymbols"/>
    </style:style>
    <style:style style:name="T15" style:family="text">
      <style:text-properties fo:font-style="italic" style:text-underline-style="solid" style:text-underline-width="auto" style:text-underline-color="font-color" fo:font-weight="bold" style:font-name-asian="Symbol" style:font-style-asian="italic" style:font-weight-asian="bold" style:font-style-complex="italic" style:font-weight-complex="bold"/>
    </style:style>
    <style:style style:name="T16" style:family="text">
      <style:text-properties fo:font-weight="bold" style:font-name-asian="Symbol" style:font-weight-asian="bold" style:font-name-complex="Symbol"/>
    </style:style>
    <style:style style:name="T17" style:family="text">
      <style:text-properties style:font-name="Times new roman" fo:font-size="15pt" style:font-name-asian="Times New Roman" style:font-size-asian="15pt" style:font-name-complex="Times New Roman" style:font-size-complex="15pt"/>
    </style:style>
    <style:style style:name="T18" style:family="text">
      <style:text-properties style:font-name="Times new roman" fo:font-size="15pt" fo:font-weight="bold" style:font-name-asian="Times New Roman" style:font-size-asian="15pt" style:font-weight-asian="bold" style:font-name-complex="Times New Roman" style:font-size-complex="15pt"/>
    </style:style>
    <style:style style:name="T19" style:family="text">
      <style:text-properties fo:language="ru" fo:country="RU"/>
    </style:style>
    <style:style style:name="T20" style:family="text">
      <style:text-properties fo:language="ru" fo:country="RU" fo:font-style="italic" style:font-style-asian="italic"/>
    </style:style>
    <style:style style:name="T21" style:family="text">
      <style:text-properties fo:language="ru" fo:country="RU" fo:font-style="italic" style:font-style-asian="italic" style:font-style-complex="italic"/>
    </style:style>
    <style:style style:name="T22" style:family="text">
      <style:text-properties fo:language="ru" fo:country="RU" fo:font-style="italic" fo:font-weight="bold" style:font-style-asian="italic" style:font-weight-asian="bold"/>
    </style:style>
    <style:style style:name="T23" style:family="text">
      <style:text-properties fo:language="ru" fo:country="RU" fo:font-style="italic" fo:font-weight="bold" style:font-style-asian="italic" style:font-weight-asian="bold" style:font-weight-complex="bold"/>
    </style:style>
    <style:style style:name="T24" style:family="text">
      <style:text-properties fo:language="ru" fo:country="RU" fo:font-style="italic" fo:font-weight="bold" style:font-style-asian="italic" style:font-weight-asian="bold" style:font-name-complex="Baltica"/>
    </style:style>
    <style:style style:name="T25" style:family="text">
      <style:text-properties fo:language="ru" fo:country="RU" fo:font-style="italic" style:font-name-asian="Symbol" style:font-style-asian="italic"/>
    </style:style>
    <style:style style:name="T26" style:family="text">
      <style:text-properties fo:language="ru" fo:country="RU" fo:font-style="italic" style:font-name-asian="Symbol" style:font-style-asian="italic" style:font-name-complex="Symbol"/>
    </style:style>
    <style:style style:name="T27" style:family="text">
      <style:text-properties fo:language="ru" fo:country="RU" fo:font-style="italic" style:font-name-asian="GreekMathSymbols" style:font-style-asian="italic" style:font-name-complex="GreekMathSymbols"/>
    </style:style>
    <style:style style:name="T28" style:family="text">
      <style:text-properties fo:language="ru" fo:country="RU" fo:font-weight="bold" style:font-weight-asian="bold"/>
    </style:style>
    <style:style style:name="T29" style:family="text">
      <style:text-properties fo:language="ru" fo:country="RU" fo:font-weight="bold" style:font-name-asian="Symbol" style:font-weight-asian="bold"/>
    </style:style>
    <style:style style:name="T30" style:family="text">
      <style:text-properties fo:language="ru" fo:country="RU" fo:font-weight="bold" style:font-name-asian="GreekMathSymbols" style:font-weight-asian="bold" style:font-name-complex="GreekMathSymbols"/>
    </style:style>
    <style:style style:name="T31" style:family="text">
      <style:text-properties fo:language="ru" fo:country="RU" style:font-name-complex="Symbol"/>
    </style:style>
    <style:style style:name="T32" style:family="text">
      <style:text-properties fo:language="ru" fo:country="RU" style:font-name-asian="Symbol"/>
    </style:style>
    <style:style style:name="T33" style:family="text">
      <style:text-properties fo:language="ru" fo:country="RU" style:font-name-asian="Symbol" style:font-name-complex="Symbol"/>
    </style:style>
    <style:style style:name="T34" style:family="text">
      <style:text-properties fo:language="ru" fo:country="RU" style:font-name-asian="GreekMathSymbols" style:font-name-complex="GreekMathSymbols"/>
    </style:style>
    <style:style style:name="T35" style:family="text">
      <style:text-properties fo:language="ru" fo:country="RU" style:font-name-asian="Times New Roman1" style:font-name-complex="Times New Roman1"/>
    </style:style>
    <style:style style:name="T36" style:family="text">
      <style:text-properties fo:language="ru" fo:country="RU" style:text-underline-style="solid" style:text-underline-width="auto" style:text-underline-color="font-color"/>
    </style:style>
    <style:style style:name="T37" style:family="text">
      <style:text-properties fo:language="ru" fo:country="RU" style:text-underline-style="solid" style:text-underline-width="auto" style:text-underline-color="font-color" fo:font-weight="bold" style:font-weight-asian="bold"/>
    </style:style>
    <style:style style:name="T38" style:family="text">
      <style:text-properties fo:language="ru" fo:country="RU" officeooo:rsid="01151d2e"/>
    </style:style>
    <style:style style:name="T39" style:family="text">
      <style:text-properties style:text-position="sub 58%"/>
    </style:style>
    <style:style style:name="T40" style:family="text">
      <style:text-properties style:text-position="sub 58%" fo:font-style="italic" style:font-style-asian="italic"/>
    </style:style>
    <style:style style:name="T41" style:family="text">
      <style:text-properties style:text-position="sub 58%" fo:font-style="italic" fo:font-weight="normal" style:font-style-asian="italic" style:font-weight-asian="normal"/>
    </style:style>
    <style:style style:name="T42" style:family="text">
      <style:text-properties style:text-position="sub 58%" fo:font-style="italic" fo:font-weight="normal" style:font-name-asian="Symbol" style:font-style-asian="italic" style:font-weight-asian="normal" style:font-name-complex="Symbol"/>
    </style:style>
    <style:style style:name="T43" style:family="text">
      <style:text-properties style:text-position="sub 58%" fo:font-style="italic" style:font-name-asian="GreekMathSymbols" style:font-style-asian="italic" style:font-name-complex="GreekMathSymbols"/>
    </style:style>
    <style:style style:name="T44" style:family="text">
      <style:text-properties style:text-position="sub 58%" fo:font-style="italic" style:font-name-asian="Symbol" style:font-style-asian="italic" style:font-name-complex="Symbol"/>
    </style:style>
    <style:style style:name="T45" style:family="text">
      <style:text-properties style:text-position="sub 58%" fo:language="ru" fo:country="RU"/>
    </style:style>
    <style:style style:name="T46" style:family="text">
      <style:text-properties style:text-position="sub 58%" fo:language="ru" fo:country="RU" fo:font-style="italic" style:font-style-asian="italic"/>
    </style:style>
    <style:style style:name="T47" style:family="text">
      <style:text-properties style:text-position="sub 58%" fo:language="ru" fo:country="RU" fo:font-style="italic" style:font-name-asian="GreekMathSymbols" style:font-style-asian="italic" style:font-name-complex="GreekMathSymbols"/>
    </style:style>
    <style:style style:name="T48" style:family="text">
      <style:text-properties style:text-position="sub 58%" fo:language="en" fo:country="US" fo:font-style="italic" fo:font-weight="normal" style:font-style-asian="italic" style:font-weight-asian="normal"/>
    </style:style>
    <style:style style:name="T49" style:family="text">
      <style:text-properties style:text-position="sub 58%" fo:language="en" fo:country="US" fo:font-style="italic" fo:font-weight="normal" style:font-style-asian="italic" style:font-weight-asian="normal" style:font-name-complex="Symbol"/>
    </style:style>
    <style:style style:name="T50" style:family="text">
      <style:text-properties style:text-position="super 58%" fo:language="ru" fo:country="RU" fo:font-style="italic" style:font-style-asian="italic"/>
    </style:style>
    <style:style style:name="T51" style:family="text">
      <style:text-properties fo:language="en" fo:country="US" fo:font-style="italic" fo:font-weight="normal" style:font-name-asian="Symbol" style:font-style-asian="italic" style:font-weight-asian="normal" style:font-style-complex="italic" style:font-weight-complex="bold"/>
    </style:style>
    <style:style style:name="T52" style:family="text">
      <style:text-properties fo:language="en" fo:country="US" fo:font-style="italic" fo:font-weight="normal" style:font-name-asian="Symbol" style:font-style-asian="italic" style:font-weight-asian="normal" style:font-name-complex="Symbol" style:font-style-complex="italic" style:font-weight-complex="bold"/>
    </style:style>
    <style:style style:name="T53" style:family="text">
      <style:text-properties fo:language="en" fo:country="US" fo:font-style="italic" fo:font-weight="normal" style:font-style-asian="italic" style:font-weight-asian="normal"/>
    </style:style>
    <style:style style:name="T54" style:family="text">
      <style:text-properties fo:language="en" fo:country="US" fo:font-style="italic" fo:font-weight="normal" style:font-style-asian="italic" style:font-weight-asian="normal" style:font-name-complex="Symbol"/>
    </style:style>
    <style:style style:name="T55" style:family="text">
      <style:text-properties officeooo:rsid="010e8cbb"/>
    </style:style>
    <style:style style:name="T56" style:family="text">
      <style:text-properties fo:font-weight="normal" style:font-weight-asian="normal"/>
    </style:style>
    <style:style style:name="T57" style:family="text">
      <style:text-properties fo:font-weight="normal" officeooo:rsid="010e8cbb" style:font-weight-asian="normal" style:font-weight-complex="normal"/>
    </style:style>
    <style:style style:name="T58" style:family="text">
      <style:text-properties fo:font-weight="normal" style:font-weight-asian="normal" style:font-name-complex="Symbol"/>
    </style:style>
    <style:style style:name="T59" style:family="text">
      <style:text-properties fo:font-weight="normal" style:font-weight-asian="normal" style:font-name-complex="Antiqua"/>
    </style:style>
    <style:style style:name="T60" style:family="text">
      <style:text-properties fo:font-weight="normal" style:font-name-asian="Symbol" style:font-weight-asian="normal" style:font-weight-complex="bold"/>
    </style:style>
    <style:style style:name="T61" style:family="text">
      <style:text-properties fo:font-weight="normal" style:font-name-asian="Symbol" style:font-weight-asian="normal" style:font-name-complex="Symbol"/>
    </style:style>
    <style:style style:name="T62" style:family="text">
      <style:text-properties officeooo:rsid="010f9e36"/>
    </style:style>
    <style:style style:name="T63" style:family="text">
      <style:text-properties style:font-name-asian="Symbol"/>
    </style:style>
    <style:style style:name="T64" style:family="text">
      <style:text-properties style:text-underline-style="none"/>
    </style:style>
    <style:style style:name="fr1" style:family="graphic" style:parent-style-name="OLE">
      <style:graphic-properties fo:margin-left="0in" fo:margin-right="0in" style:vertical-pos="middle" style:vertical-rel="text" fo:padding="0.0008in" fo:border="none" draw:ole-draw-aspect="1"/>
    </style:style>
    <style:style style:name="fr2" style:family="graphic" style:parent-style-name="OLE">
      <style:graphic-properties fo:margin-left="0in" fo:margin-right="0in" style:vertical-pos="from-top" fo:padding="0.0008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БГУИР</text:p>
      <text:p text:style-name="P3">Кафедра информатики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 text:c="9"/><text:span text:style-name="T57">ОТЧЕТ</text:span></text:p>
      <text:p text:style-name="P2"><text:s text:c="9"/><text:span text:style-name="T55">по</text:span> лабораторной работе №<text:span text:style-name="T62">3</text:span></text:p>
      <text:p text:style-name="P15">Численное решение нелинейных уравнений</text:p>
      <text:p text:style-name="P11"><text:span text:style-name="T1">Вариант 2</text:span><text:span text:style-name="T2">1</text:span></text:p>
      <text:p text:style-name="P12"/>
      <text:p text:style-name="P12"/>
      <text:p text:style-name="P16"/>
      <text:p text:style-name="P12"/>
      <text:p text:style-name="P12"/>
      <text:p text:style-name="P12"/>
      <text:p text:style-name="P12"/>
      <text:p text:style-name="P13">Выполнил:<text:tab/><text:tab/><text:tab/><text:tab/><text:tab/><text:tab/><text:tab/><text:tab/> <text:s text:c="5"/><text:span text:style-name="T55">Проверил:</text:span></text:p>
      <text:p text:style-name="P13">студент гр.453504<text:tab/><text:tab/><text:tab/><text:tab/><text:tab/><text:tab/> <text:s text:c="5"/><text:span text:style-name="T55">Ероминек Катажина </text:span></text:p>
      <text:p text:style-name="P14">Подольский К.И.<text:tab/><text:tab/><text:tab/><text:tab/><text:tab/><text:tab/> <text:s text:c="5"/><text:span text:style-name="T55">Ришардовна</text:span></text:p>
      <text:p text:style-name="P1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">Минск, 2016</text:p>
      <text:p text:style-name="P2"/>
      <text:p text:style-name="P2"/>
      <text:p text:style-name="P2"/>
      <text:p text:style-name="P8"><text:soft-page-break/>Введение</text:p>
      <text:p text:style-name="P4"/>
      <text:p text:style-name="P1"><text:tab/></text:p>
      <text:p text:style-name="P30"><text:span text:style-name="T58">Численное решение нелинейного уравнения <text:s/></text:span><text:span text:style-name="T11">f(x)=0</text:span><text:span text:style-name="T58"> <text:s/>заключается в вычислении с заданной точностью значения всех или некоторых корней уравнения и распадается на несколько задач:</text:span><text:span text:style-name="T11"> во-первых</text:span><text:span text:style-name="T58">, надо исследовать количество и характер корней, </text:span><text:span text:style-name="T11">во-вторых</text:span><text:span text:style-name="T58">, определить их приближенное расположение, т.е. значения начала и конца отрезка, на котором лежит только один корень, </text:span><text:span text:style-name="T11">в-третьих</text:span><text:span text:style-name="T58">, выбрать интересующие нас корни и вычислить их с требуемой точностью. Вторая задача называется </text:span><text:span text:style-name="T4">отделением корней</text:span><text:span text:style-name="T58">. Решив ее, по сути дела, находят приближенные значения корней с погрешностью, не превосходящей длины отрезка, содержащего корень. Отметим два простых приема отделения действительных корней уравнения -</text:span><text:span text:style-name="T11"> табличный</text:span><text:span text:style-name="T58"> и </text:span><text:span text:style-name="T11">графический</text:span><text:span text:style-name="T58">. Первый прием состоит в вычислении таблицы значений функции </text:span><text:span text:style-name="T11">f(x) </text:span><text:span text:style-name="T58">в заданных точках</text:span><text:span text:style-name="T11"> </text:span><text:span text:style-name="T54">x</text:span><text:span text:style-name="T49">i</text:span><text:span text:style-name="T58"> и использовании следующих теорем математического анализа</text:span><text:span text:style-name="T59">:</text:span></text:p>
      <text:p text:style-name="P31"/>
      <text:list xml:id="list3599105503704109456" text:style-name="WW8Num13">
        <text:list-item>
          <text:p text:style-name="P49"><text:span text:style-name="T10">Если функция </text:span><text:span text:style-name="T53">y</text:span><text:span text:style-name="T10">=f(x) непрерывна на отрезке [а,b] и f(a)f(b)&lt;0, то внутри отрезка [a,b] существует по крайней мере один корень уравнения f(x)=0.</text:span></text:p>
        </text:list-item>
        <text:list-item>
          <text:p text:style-name="P50"><text:span text:style-name="T6">Если функция y=f(x) непрерывна на отрезке [а,b], f(a)f(b) &lt; 0 и f</text:span><text:span text:style-name="T8">¢(x) на интервале (a,b) сохраняет знак, то внутри отрезка [a,b] существует единственный корень уравнения f(x)=0.</text:span></text:p>
        </text:list-item>
      </text:list>
      <text:p text:style-name="P34"/>
      <text:p text:style-name="P32"><text:span text:style-name="T56">Таким образом, если при некотором </text:span><text:span text:style-name="T10">k</text:span><text:span text:style-name="T56"> числа </text:span><text:span text:style-name="T10">f(</text:span><text:span text:style-name="T53">x</text:span><text:span text:style-name="T48">k</text:span><text:span text:style-name="T10">) </text:span><text:span text:style-name="T56">и </text:span><text:span text:style-name="T10">f(</text:span><text:span text:style-name="T53">x</text:span><text:span text:style-name="T48">k</text:span><text:span text:style-name="T41">+1</text:span><text:span text:style-name="T10">) </text:span><text:span text:style-name="T56">имеют разные знаки, то это означает, что на интервале </text:span><text:span text:style-name="T10">(</text:span><text:span text:style-name="T53">x</text:span><text:span text:style-name="T48">k</text:span><text:span text:style-name="T10">,</text:span><text:span text:style-name="T53">x</text:span><text:span text:style-name="T48">k</text:span><text:span text:style-name="T41">+1</text:span><text:span text:style-name="T10">)</text:span><text:span text:style-name="T56"> уравнение имеет по крайней мере один действительный корень нечетной кратности (точнее - нечетное число корней). Выявить по таблице корень четной кратности очень сложно.</text:span></text:p>
      <text:p text:style-name="P40"><text:span text:style-name="T60">Для определения числа корней на заданном промежутке используется</text:span><text:span text:style-name="T63"> </text:span><text:span text:style-name="T15">Теорема Штурма</text:span><text:span text:style-name="T7">: Если </text:span><text:span text:style-name="T51">f</text:span><text:span text:style-name="T7"> (</text:span><text:span text:style-name="T51">x</text:span><text:span text:style-name="T7">) многочлен и <text:s/>уравнение не имеет кратных корней на промежутке[</text:span><text:span text:style-name="T51">a</text:span><text:span text:style-name="T7">, </text:span><text:span text:style-name="T51">b</text:span><text:span text:style-name="T7">], то число корней уравнения </text:span><text:span text:style-name="T51">f</text:span><text:span text:style-name="T7"> (</text:span><text:span text:style-name="T51">x</text:span><text:span text:style-name="T7">) = 0, лежащих на</text:span><text:span text:style-name="T63"> </text:span><text:span text:style-name="T7">промежутке [</text:span><text:span text:style-name="T51">a</text:span><text:span text:style-name="T7">, </text:span><text:span text:style-name="T51">b</text:span><text:span text:style-name="T7">], совпадает с числом </text:span><text:span text:style-name="T51">N</text:span><text:span text:style-name="T7">(</text:span><text:span text:style-name="T51">a</text:span><text:span text:style-name="T7">) </text:span><text:span text:style-name="T9">- </text:span><text:span text:style-name="T52">N</text:span><text:span text:style-name="T9">(</text:span><text:span text:style-name="T52">b</text:span><text:span text:style-name="T9">), которое определяется из следующей процедуры.</text:span></text:p>
      <text:p text:style-name="P17"><text:span text:style-name="T21">Строим ряд Штурма </text:span><text:span text:style-name="T19"><text:s/></text:span><text:span text:style-name="T5">f</text:span><text:span text:style-name="T45">0</text:span><text:span text:style-name="T19"> (</text:span><text:span text:style-name="T5">x</text:span><text:span text:style-name="T19">), </text:span><text:span text:style-name="T5">f</text:span><text:span text:style-name="T45">1 </text:span><text:span text:style-name="T19">(</text:span><text:span text:style-name="T5">x</text:span><text:span text:style-name="T19">), </text:span><text:span text:style-name="T5">f</text:span><text:span text:style-name="T45">2 </text:span><text:span text:style-name="T19">(</text:span><text:span text:style-name="T5">x</text:span><text:span text:style-name="T21">),…, </text:span><text:span text:style-name="T5">f</text:span><text:span text:style-name="T39">m</text:span><text:span text:style-name="T19"> </text:span><text:span text:style-name="T21">(</text:span><text:span text:style-name="T5">x</text:span><text:span text:style-name="T21">), где</text:span></text:p>
      <text:p text:style-name="P20"/>
      <text:p text:style-name="P17"><text:span text:style-name="T5">f</text:span><text:span text:style-name="T39">0 </text:span>(<text:span text:style-name="T5">x</text:span>) = <text:span text:style-name="T5">f </text:span>(<text:span text:style-name="T5">x</text:span>);</text:p>
      <text:p text:style-name="P17"><text:soft-page-break/><text:span text:style-name="T5">f</text:span><text:span text:style-name="T39">1 </text:span>(<text:span text:style-name="T5">x</text:span>) = <text:span text:style-name="T5">f' </text:span>(<text:span text:style-name="T5">x</text:span>);</text:p>
      <text:p text:style-name="P17"><text:span text:style-name="T5">f</text:span><text:span text:style-name="T45">0</text:span><text:span text:style-name="T19"> (</text:span><text:span text:style-name="T5">x</text:span><text:span text:style-name="T19">) </text:span><text:span text:style-name="T21">делим на</text:span><text:span text:style-name="T19"> </text:span><text:span text:style-name="T5">f</text:span><text:span text:style-name="T45">1 </text:span><text:span text:style-name="T19">(</text:span><text:span text:style-name="T5">x</text:span><text:span text:style-name="T19">) </text:span><text:span text:style-name="T21">и в качестве</text:span><text:span text:style-name="T19"> </text:span><text:span text:style-name="T5">f</text:span><text:span text:style-name="T45">2 </text:span><text:span text:style-name="T19">(</text:span><text:span text:style-name="T5">x</text:span><text:span text:style-name="T19">) <text:s/></text:span><text:span text:style-name="T21">берем остаток от деления, взятый с обратным знаком; </text:span></text:p>
      <text:p text:style-name="P17"><text:span text:style-name="T5">f</text:span><text:span text:style-name="T45">1 </text:span><text:span text:style-name="T19">(</text:span><text:span text:style-name="T5">x</text:span><text:span text:style-name="T19">) <text:s/></text:span><text:span text:style-name="T21">делим на</text:span><text:span text:style-name="T19"> </text:span><text:span text:style-name="T5">f</text:span><text:span text:style-name="T45">2</text:span><text:span text:style-name="T19"> (</text:span>x<text:span text:style-name="T19">) </text:span><text:span text:style-name="T21">и в качестве</text:span><text:span text:style-name="T19"> <text:s/></text:span><text:span text:style-name="T5">f</text:span><text:span text:style-name="T45">3</text:span><text:span text:style-name="T19"> (</text:span>x<text:span text:style-name="T19">) <text:s/></text:span><text:span text:style-name="T21">берем остаток от деления, взятый с обратным знаком; </text:span></text:p>
      <text:p text:style-name="P20">и т.д. </text:p>
      <text:p text:style-name="P17"><text:span text:style-name="T21">Полагаем </text:span><text:span text:style-name="T5">N</text:span><text:span text:style-name="T21">(</text:span><text:span text:style-name="T5">a</text:span><text:span text:style-name="T21">) – число перемен знака в ряде Штурма, если вместо </text:span><text:span text:style-name="T5">x</text:span><text:span text:style-name="T21"> подставлена точка </text:span><text:span text:style-name="T5">a</text:span><text:span text:style-name="T21">, </text:span><text:span text:style-name="T5">N</text:span><text:span text:style-name="T21">(</text:span><text:span text:style-name="T5">b</text:span><text:span text:style-name="T21">) – число перемен знака в ряде Штурма, если вместо </text:span><text:span text:style-name="T5">x</text:span><text:span text:style-name="T21"> подставлена точка </text:span><text:span text:style-name="T5">b</text:span><text:span text:style-name="T21">.</text:span></text:p>
      <text:p text:style-name="P21"/>
      <text:p text:style-name="P33"><text:span text:style-name="T61"><text:tab/>Для отделения корней можно использовать график функции </text:span><text:span text:style-name="T8">y=f(x). </text:span><text:span text:style-name="T61">Корнями уравнения являются те значения</text:span><text:span text:style-name="T8"> х</text:span><text:span text:style-name="T61">, при которых график функции пересекает ось абсцисс. Построение графика функции даже с малой точностью обычно дает представление о расположении и характере корней уравнения (иногда позволяет выявить даже корни четной кратности). Если построение графика функции </text:span><text:span text:style-name="T8">y=f(x) </text:span><text:span text:style-name="T61">вызывает затруднение, следует преобразовать исходное уравнение к виду </text:span><text:span text:style-name="T8">j</text:span><text:span text:style-name="T42">1</text:span><text:span text:style-name="T8">(x)=j</text:span><text:span text:style-name="T42">2</text:span><text:span text:style-name="T8">(x)</text:span><text:span text:style-name="T61"> таким образом, чтобы графики функций </text:span><text:span text:style-name="T8">y=j</text:span><text:span text:style-name="T42">1</text:span><text:span text:style-name="T8">(x)</text:span><text:span text:style-name="T61"> и </text:span><text:span text:style-name="T8">y=j</text:span><text:span text:style-name="T42">2</text:span><text:span text:style-name="T8">(x) </text:span><text:span text:style-name="T61">были достаточно просты. Абсциссы точек пересечения этих графиков и будут корнями уравнения.</text:span></text:p>
      <text:p text:style-name="P19"><text:span text:style-name="T31"><text:tab/>Допустим, что искомый корень уравнения отделен, т.е. найден отрезок</text:span><text:span text:style-name="T24"> </text:span><text:span text:style-name="T19">[</text:span><text:span text:style-name="T20">а,</text:span><text:span text:style-name="T3">b</text:span><text:span text:style-name="T19">], на котором имеется только один корень уравнения. Для вычисления корня</text:span></text:p>
      <text:p text:style-name="P19"><text:span text:style-name="T19">с требуемой точностью </text:span>ε<text:span text:style-name="T19"> обычно применяют какую-либо итерационную процедуру</text:span><text:span text:style-name="T20"> </text:span><text:span text:style-name="T23">уточнения корня</text:span><text:span text:style-name="T19">, строящую числовую последовательность значений </text:span><text:span text:style-name="T3">x</text:span><text:span text:style-name="T40">n</text:span><text:span text:style-name="T19">, сходящуюся к искомому корню уравнения. Начальное приближение </text:span><text:span text:style-name="T3">x</text:span><text:span text:style-name="T46">0</text:span><text:span text:style-name="T19"> выбирают на отрезке [а,</text:span>b<text:span text:style-name="T19">], продолжают вычисления, пока не выполнится неравенство </text:span><draw:frame draw:style-name="fr1" draw:name="Object22" text:anchor-type="as-char" svg:width="0.9665in" svg:height="0.2217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19">, и считают, что </text:span><text:span text:style-name="T3">x</text:span><text:span text:style-name="T40">n</text:span><text:span text:style-name="T19"> - есть корень уравнения, найденный с заданной точностью. Имеется множество различных методов построения таких последовательностей и выбор алгоритма - весьма важный момент при практическом решении задачи. Немалую роль при этом играют такие свойства метода, как простота, надежность, экономичность, важнейшей характеристикой является его </text:span><text:span text:style-name="T20">скорость сходимости</text:span><text:span text:style-name="T19">. Последовательность </text:span><text:span text:style-name="T3">x</text:span><text:span text:style-name="T40">n</text:span><text:span text:style-name="T19">, сходящаяся к пределу </text:span><text:span text:style-name="T3">x</text:span><text:span text:style-name="T50">*</text:span><text:span text:style-name="T19">, имеет скорость сходимости порядка </text:span>α<text:span text:style-name="T19"> ,если при </text:span><draw:frame draw:style-name="fr1" draw:name="Object23" text:anchor-type="as-char" svg:width="0.4402in" svg:height="0.183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19"> </text:span><draw:frame draw:style-name="fr1" draw:name="Object24" text:anchor-type="as-char" svg:width="0.8807in" svg:height="0.229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19"> </text:span><draw:frame draw:style-name="fr2" draw:name="Object25" text:anchor-type="as-char" svg:y="-0.1866in" svg:width="1.0311in" svg:height="0.272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19">. При </text:span>α<text:span text:style-name="T19">=1 сходимость называется линейной, при 1&lt;</text:span>α<text:span text:style-name="T19">&lt;2- сверхлинейной, при </text:span>α<text:span text:style-name="T19">=2 - квадратичной. С ростом </text:span>α<text:span text:style-name="T19"> алгоритм, как правило, усложняется и условия </text:span><text:soft-page-break/><text:span text:style-name="T19">сходимости становятся более жесткими. Рассмотрим наиболее распространенные итерационные методы уточнения корня.</text:span></text:p>
      <text:p text:style-name="P22"/>
      <text:p text:style-name="P22"/>
      <text:p text:style-name="P19"><text:span text:style-name="T28"><text:tab/>Метод половинного деления (бисекции, дихотомии)</text:span><text:span text:style-name="T19"> - простейший и надежный алгоритм уточнения простого корня - состоит в построении последовательности вложенных отрезков [</text:span><text:span text:style-name="T20">а</text:span><text:span text:style-name="T40">n</text:span><text:span text:style-name="T20">,</text:span><text:span text:style-name="T3">b</text:span><text:span text:style-name="T40">n</text:span><text:span text:style-name="T19">], "стягивающихся" к корню. Каждый последующий отрезок получают делением пополам предыдущего и выбором той половины, на концах которой функция принимает значения разных знаков: </text:span></text:p>
      <text:p text:style-name="P22"/>
      <text:p text:style-name="P19"><text:span text:style-name="T19"><text:tab/></text:span><draw:frame draw:style-name="fr1" draw:name="Object26" text:anchor-type="as-char" svg:width="3.1075in" svg:height="0.558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19">,</text:span></text:p>
      <text:p text:style-name="P22"/>
      <text:p text:style-name="P19"><text:span text:style-name="T19">где </text:span><draw:frame draw:style-name="fr1" draw:name="Object27" text:anchor-type="as-char" svg:width="1.4862in" svg:height="0.2252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19">.</text:span></text:p>
      <text:p text:style-name="P22"/>
      <text:p text:style-name="P19"><text:span text:style-name="T19">Метод сходится для любых непрерывных функций, в том числе недифференцируемых, устойчив к ошибкам округления. Скорость сходимости линейная, для достижения заданной точности </text:span>ε<text:span text:style-name="T19"> требуется </text:span><draw:frame draw:style-name="fr1" draw:name="Object28" text:anchor-type="as-char" svg:width="1.3583in" svg:height="0.2252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19"> итераций. Метод неприменим для нахождения корней четной кратности.</text:span></text:p>
      <text:p text:style-name="P25"><text:tab/></text:p>
      <text:p text:style-name="P37"><text:span text:style-name="T29">Метод простых итераций. </text:span><text:span text:style-name="T32"><text:s/>Вначале уравнение </text:span><text:span text:style-name="T12">f</text:span><text:span text:style-name="T25">(</text:span><text:span text:style-name="T12">x</text:span><text:span text:style-name="T25">)=0</text:span><text:span text:style-name="T32"> преобразуется к эквивалентному уравнению вида <text:s/></text:span><text:span text:style-name="T12">x</text:span><text:span text:style-name="T25">=</text:span><text:span text:style-name="T13">j</text:span><text:span text:style-name="T26">(</text:span><text:span text:style-name="T13">x</text:span><text:span text:style-name="T26">). </text:span><text:span text:style-name="T33">Это можно сделать многими способами, например, положив </text:span><text:span text:style-name="T13">j</text:span><text:span text:style-name="T26">(</text:span><text:span text:style-name="T13">x</text:span><text:span text:style-name="T26">)=</text:span><text:span text:style-name="T13">x</text:span><text:span text:style-name="T26">+</text:span><text:span text:style-name="T14">t</text:span><text:span text:style-name="T27">(</text:span><text:span text:style-name="T14">x</text:span><text:span text:style-name="T27">)</text:span><text:span text:style-name="T14">f</text:span><text:span text:style-name="T27">(</text:span><text:span text:style-name="T14">x</text:span><text:span text:style-name="T27">)</text:span><text:span text:style-name="T34">, где </text:span><text:span text:style-name="T14">t</text:span><text:span text:style-name="T27">(</text:span><text:span text:style-name="T14">x</text:span><text:span text:style-name="T27">)</text:span><text:span text:style-name="T34"> -произвольная непрерывная знакопостоянная функция. Выбираем некоторое начальное приближение </text:span><text:span text:style-name="T14">x</text:span><text:span text:style-name="T47">0</text:span><text:span text:style-name="T34"> и вычисляем дальнейшие приближения по формуле</text:span></text:p>
      <text:p text:style-name="P27"/>
      <text:p text:style-name="P28"><text:span text:style-name="T30"><text:tab/><text:tab/><text:tab/><text:tab/><text:tab/></text:span><text:span text:style-name="T14">x</text:span><text:span text:style-name="T43">k</text:span><text:span text:style-name="T14">=</text:span><text:span text:style-name="T13">j( x</text:span><text:span text:style-name="T44">k-1</text:span><text:span text:style-name="T13">), <text:s text:c="3"/>k=0,1,...</text:span></text:p>
      <text:p text:style-name="P29"/>
      <text:p text:style-name="P17"><text:span text:style-name="T19">Метод простых итераций не всегда обеспечивает сходимость к корню уравнения. Достаточным условием сходимости этого метода является выполнение неравенства </text:span><draw:frame draw:style-name="fr1" draw:name="Object29" text:anchor-type="as-char" svg:width="0.9902in" svg:height="0.1992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19"> на отрезке, содержащем корень и все приближения </text:span><text:span text:style-name="T3">x</text:span><text:span text:style-name="T40">n</text:span><text:span text:style-name="T19">. Метод имеет линейную скорость сходимости и справедливы следующие оценки:</text:span></text:p>
      <text:p text:style-name="P23"/>
      <text:p text:style-name="P17"><text:soft-page-break/><text:span text:style-name="T19"><text:tab/><text:tab/><text:tab/></text:span><draw:frame draw:style-name="fr1" draw:name="Object30" text:anchor-type="as-char" svg:width="2.8602in" svg:height="1.6634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7"/>
      <text:p text:style-name="P28"><text:span text:style-name="T33">Метод имеет простую геометрическую интерпретацию: нахождение корня уравнения <text:s/></text:span><text:span text:style-name="T13">f</text:span><text:span text:style-name="T26">(</text:span><text:span text:style-name="T13">x</text:span><text:span text:style-name="T26">)=0</text:span><text:span text:style-name="T33"> <text:s/>равносильно обнаружению неподвижной точки функции </text:span><text:span text:style-name="T13">x</text:span><text:span text:style-name="T26">=</text:span><text:span text:style-name="T13">j</text:span><text:span text:style-name="T26">(</text:span><text:span text:style-name="T13">x</text:span><text:span text:style-name="T26">)</text:span><text:span text:style-name="T33">, т.е. точки пересечения графиков функций</text:span><text:span text:style-name="T26"> </text:span><text:span text:style-name="T13">y</text:span><text:span text:style-name="T26">=</text:span><text:span text:style-name="T13">j</text:span><text:span text:style-name="T26">(</text:span><text:span text:style-name="T13">x</text:span><text:span text:style-name="T26">) </text:span><text:span text:style-name="T33">и </text:span><text:span text:style-name="T13">y</text:span><text:span text:style-name="T26">=</text:span><text:span text:style-name="T13">x</text:span><text:span text:style-name="T33">. Если производная </text:span><text:span text:style-name="T13">j</text:span><text:span text:style-name="T26">'(</text:span><text:span text:style-name="T13">x</text:span><text:span text:style-name="T26">)&lt;0</text:span><text:span text:style-name="T33">, то последовательные приближения колеблются около корня, если же производная </text:span><text:span text:style-name="T13">j</text:span><text:span text:style-name="T26">'(</text:span><text:span text:style-name="T13">x</text:span><text:span text:style-name="T26">)&gt;0</text:span><text:span text:style-name="T33">, то последовательные приближения сходятся к корню монотонно.</text:span></text:p>
      <text:p text:style-name="P38"/>
      <text:p text:style-name="P39"><text:span text:style-name="T28">Метод релаксации</text:span><text:span text:style-name="T19"> - один из вариантов метода простых итераций:</text:span></text:p>
      <text:p text:style-name="P23"/>
      <text:p text:style-name="P17"><text:span text:style-name="T19"><text:tab/><text:tab/></text:span><draw:frame draw:style-name="fr1" draw:name="Object31" text:anchor-type="as-char" svg:width="3.5965in" svg:height="0.4591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19">,</text:span></text:p>
      <text:p text:style-name="P17"><text:span text:style-name="T19">Если функция </text:span><text:span text:style-name="T3">f</text:span><text:span text:style-name="T20">(</text:span><text:span text:style-name="T3">x</text:span><text:span text:style-name="T20">)</text:span><text:span text:style-name="T19"> отрицательная, то рассматривают уравнение </text:span></text:p>
      <text:p text:style-name="P28"><text:span text:style-name="T35"><text:s/></text:span><text:span text:style-name="T13">y= - f(x).</text:span><text:span text:style-name="T16"> </text:span><text:span text:style-name="T33">Метод имеет линейную скорость сходимости.</text:span></text:p>
      <text:p text:style-name="P23"/>
      <text:p text:style-name="P23"/>
      <text:p text:style-name="P23"/>
      <text:p text:style-name="P26"><text:tab/>Метод хорд</text:p>
      <text:p text:style-name="P24">Пусть дано уравнение f ( x ) = 0 , a &lt;= x &lt;= b , где f (x ) − дважды непрерывно</text:p>
      <text:p text:style-name="P24">дифференцируемая функция.</text:p>
      <text:p text:style-name="P24">Пусть выполняется условие f ( a ) * f ( b ) &lt; 0 и проведено отделение корней,</text:p>
      <text:p text:style-name="P24">т.е. на данном интервале (a, b) находится один корень уравнения. При этом,</text:p>
      <text:p text:style-name="P24">не ограничивая общности, можно считать, что f(b) &gt; 0 .</text:p>
      <text:p text:style-name="P24">Пусть функция f выпукла на интервале (a, b). Тогда рекуррентная формула: <draw:frame draw:style-name="fr2" draw:name="Object32" text:anchor-type="as-char" svg:y="-0.2846in" svg:width="2.5154in" svg:height="0.4744in" draw:z-index="21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24">Если же функция вогнута на интервале (a, b), то рекуррентная формула:</text:p>
      <text:p text:style-name="P24"><draw:frame draw:style-name="fr2" draw:name="Object1" text:anchor-type="as-char" svg:y="-0.2846in" svg:width="2.5161in" svg:height="0.4744in" draw:z-index="2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24"><text:soft-page-break/>Описанный выше метод построения рекуррентных последовательностей <text:s/>называется методом хорд. Для использования метода хорд нужно было бы предварительно найти точки перегиба и выделить участки, на которых функция не меняет характер выпуклости. Однако на практике поступают проще: в случае f(b)*f''(b) &gt; 0 для построения рекуррентной последовательности применяется первая формула, а в случае, когда f(a)*f''(a) &gt; 0 , применяют вторую формулу.</text:p>
      <text:p text:style-name="P24"/>
      <text:p text:style-name="P39"><text:span text:style-name="T28">Метод Ньютона (касательных).</text:span><text:span text:style-name="T19"> Для начала вычислений требуется задание одного начального приближения </text:span><text:span text:style-name="T3">x</text:span><text:span text:style-name="T46">0</text:span><text:span text:style-name="T19">, последующие приближения вычисляются по формуле</text:span></text:p>
      <text:p text:style-name="P17"><text:span text:style-name="T19"><text:tab/><text:tab/><text:tab/></text:span><draw:frame draw:style-name="fr1" draw:name="Object34" text:anchor-type="as-char" svg:width="2.1201in" svg:height="0.4744in" draw:z-index="10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19">.</text:span></text:p>
      <text:p text:style-name="P17"><text:span text:style-name="T19">Метод имеет квадратичную скорость сходимости для простого корня, но очень чувствителен к выбору начального приближения. При произвольном начальном приближении итерации сходятся, если всюду </text:span><draw:frame draw:style-name="fr1" draw:name="Object35" text:anchor-type="as-char" svg:width="1.6071in" svg:height="0.2217in" draw:z-index="11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19">, в противном случае сходимость будет только при </text:span><text:span text:style-name="T3">x</text:span><text:span text:style-name="T46">0</text:span><text:span text:style-name="T19">, достаточно близком к корню. Существует несколько достаточных условий сходимости. Если производные </text:span><text:span text:style-name="T3">f</text:span><text:span text:style-name="T20">'(</text:span><text:span text:style-name="T3">x</text:span><text:span text:style-name="T20">)</text:span><text:span text:style-name="T19"> и</text:span><text:span text:style-name="T20"> </text:span><text:span text:style-name="T3">f</text:span><text:span text:style-name="T20">''(</text:span><text:span text:style-name="T3">x</text:span><text:span text:style-name="T20">)</text:span><text:span text:style-name="T22"> </text:span><text:span text:style-name="T19">сохраняют знак в окрестности корня, рекомендуется выбирать </text:span><text:span text:style-name="T3">x</text:span><text:span text:style-name="T46">0</text:span><text:span text:style-name="T19"> так, чтобы </text:span><draw:frame draw:style-name="fr1" draw:name="Object36" text:anchor-type="as-char" svg:width="1.1516in" svg:height="0.2252in" draw:z-index="12"><draw:object xlink:href="./Object 15" xlink:type="simple" xlink:show="embed" xlink:actuate="onLoad"/><draw:image xlink:href="./ObjectReplacements/Object 15" xlink:type="simple" xlink:show="embed" xlink:actuate="onLoad"/><svg:desc>formula</svg:desc></draw:frame><text:span text:style-name="T19">. Если, кроме этого, для отрезка [</text:span><text:span text:style-name="T20">а,</text:span><text:span text:style-name="T3">b</text:span><text:span text:style-name="T19">], содержащего корень, выполняются условия </text:span></text:p>
      <text:p text:style-name="P23"/>
      <text:p text:style-name="P17"><text:span text:style-name="T19"><text:tab/><text:tab/><text:tab/><text:tab/></text:span><draw:frame draw:style-name="fr1" draw:name="Object37" text:anchor-type="as-char" svg:width="1.0898in" svg:height="0.4236in" draw:z-index="13"><draw:object xlink:href="./Object 16" xlink:type="simple" xlink:show="embed" xlink:actuate="onLoad"/><draw:image xlink:href="./ObjectReplacements/Object 16" xlink:type="simple" xlink:show="embed" xlink:actuate="onLoad"/><svg:desc>formula</svg:desc></draw:frame><text:span text:style-name="T19"> </text:span><draw:frame draw:style-name="fr1" draw:name="Object38" text:anchor-type="as-char" svg:width="1.0898in" svg:height="0.4236in" draw:z-index="14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23"/>
      <text:p text:style-name="P17"><text:span text:style-name="T19">то метод сходится для любых </text:span><text:span text:style-name="T5">a</text:span><text:span text:style-name="T19">≤</text:span><text:span text:style-name="T3">x</text:span><text:span text:style-name="T46">0≤</text:span><text:span text:style-name="T3">b</text:span><text:span text:style-name="T19">. </text:span></text:p>
      <text:p text:style-name="P17"/>
      <text:p text:style-name="P35"><text:span text:style-name="T19">Метод Ньютона получил также второе название </text:span><text:span text:style-name="T20">метод касательных</text:span><text:span text:style-name="T19"> благодаря геометрической иллюстрации его сходимости</text:span><text:span text:style-name="T38">.</text:span></text:p>
      <text:p text:style-name="P36"><text:span text:style-name="T35"><text:s text:c="7"/></text:span><text:span text:style-name="T33">Метод Ньютона позволяет находить как простые, так и кратные корни. Основной его недостаток - малая область сходимости и необходимость вычисления производной.</text:span></text:p>
      <text:p text:style-name="P23"/>
      <text:p text:style-name="P23"><text:soft-page-break/></text:p>
      <text:p text:style-name="P39"><text:span text:style-name="T28">Модифицированный метод Ньютона</text:span><text:span text:style-name="T19"> применяют, если хотят избежать многократного вычисления производной:</text:span></text:p>
      <text:p text:style-name="P23"/>
      <text:p text:style-name="P17"><text:span text:style-name="T19"><text:tab/><text:tab/><text:tab/></text:span><draw:frame draw:style-name="fr1" draw:name="Object39" text:anchor-type="as-char" svg:width="2.1201in" svg:height="0.4744in" draw:z-index="15"><draw:object xlink:href="./Object 18" xlink:type="simple" xlink:show="embed" xlink:actuate="onLoad"/><draw:image xlink:href="./ObjectReplacements/Object 18" xlink:type="simple" xlink:show="embed" xlink:actuate="onLoad"/><svg:desc>formula</svg:desc></draw:frame><text:span text:style-name="T19">.</text:span></text:p>
      <text:p text:style-name="P23">Метод имеет линейную скорость сходимости.</text:p>
      <text:p text:style-name="P23"/>
      <text:p text:style-name="P23"/>
      <text:p text:style-name="P39"><text:span text:style-name="T28">Метод секущих</text:span><text:span text:style-name="T37"> </text:span><text:span text:style-name="T19">получают из метода Ньютона заменой производной </text:span><text:span text:style-name="T3">f</text:span><text:span text:style-name="T20">'(</text:span><text:span text:style-name="T3">x</text:span><text:span text:style-name="T20">)</text:span><text:span text:style-name="T19">, разделенной разностью, вычисленной по известным значениям </text:span><text:span text:style-name="T3">x</text:span><text:span text:style-name="T40">n</text:span><text:span text:style-name="T20"> </text:span><text:span text:style-name="T19">и </text:span><text:span text:style-name="T3">x</text:span><text:span text:style-name="T40">n</text:span><text:span text:style-name="T46">-1</text:span><text:span text:style-name="T19">:</text:span></text:p>
      <text:p text:style-name="P23"/>
      <text:p text:style-name="P17"><text:span text:style-name="T19"><text:tab/><text:tab/><text:tab/></text:span><draw:frame draw:style-name="fr1" draw:name="Object40" text:anchor-type="as-char" svg:width="2.2783in" svg:height="0.4701in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<text:span text:style-name="T19">.</text:span></text:p>
      <text:p text:style-name="P41">Метод является двухшаговым, его порядок сходимости хуже, чем в методе Ньютона. Но в методе Ньютона на каждой итерации надо вычислять и функцию, и производную, а в методе секущих - только функцию. Поэтому при одинаковом объеме вычислений в методе секущих можно сделать больше итераций и получить более высокую точность.</text:p>
      <text:p text:style-name="P23"/>
      <text:p text:style-name="P23"/>
      <text:p text:style-name="P39"><text:span text:style-name="T28">Метод Эйткена ускорения сходимости. </text:span><text:span text:style-name="T19">Главным является требование </text:span><text:span text:style-name="T36">линейной сходимости</text:span><text:span text:style-name="T19"> основного итерационного метода. В случае методов, имеющих более высокую скорость сходимости, ускорение по Эйткену неэффективно. Метод состоит в том, что после вычисления </text:span><text:span text:style-name="T3">x</text:span><text:span text:style-name="T40">n</text:span><text:span text:style-name="T19">, </text:span><text:span text:style-name="T3">x</text:span><text:span text:style-name="T40">n</text:span><text:span text:style-name="T46">+1</text:span><text:span text:style-name="T20"> </text:span><text:span text:style-name="T19">и </text:span><text:span text:style-name="T3">x</text:span><text:span text:style-name="T40">n</text:span><text:span text:style-name="T46">+2</text:span><text:span text:style-name="T19"> производится пересчет по формуле</text:span></text:p>
      <text:p text:style-name="P17"><text:span text:style-name="T19"><text:tab/><text:tab/><text:tab/></text:span><draw:frame draw:style-name="fr1" draw:name="Object41" text:anchor-type="as-char" svg:width="2.0508in" svg:height="0.4925in" draw:z-index="17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18"><text:span text:style-name="T19">и значение</text:span><text:span text:style-name="T20"> </text:span><text:span text:style-name="T3">y</text:span><text:span text:style-name="T40">n</text:span><text:span text:style-name="T46">+1</text:span><text:span text:style-name="T19"> принимается за новое приближение. Оно дает лучшее приближение к корню, чем очередная итерация </text:span><text:span text:style-name="T3">x</text:span><text:span text:style-name="T40">n</text:span><text:span text:style-name="T46">+2</text:span><text:span text:style-name="T19">. На практике не обязательно проводить пересчет на каждой итерации. Обычно он осуществляется циклически, т.е. через определенное число основных итераций.</text:span></text:p>
      <text:p text:style-name="P23"><text:tab/>С помощью метода Эйткена на основе известных итерационных методов получены новые, обладающие более высокой сходимостью.</text:p>
      <text:p text:style-name="P23"/>
      <text:p text:style-name="P23"><text:soft-page-break/></text:p>
      <text:p text:style-name="P39"><text:span text:style-name="T28">Метод Вегстейна</text:span><text:span text:style-name="T36"> </text:span><text:span text:style-name="T19">- улучшенный по Эйткену метод простой итерации; - записан в виде, позволяющем проверять целесообразность пересчета:</text:span></text:p>
      <text:p text:style-name="P17"><text:span text:style-name="T19"><text:tab/><text:tab/><text:tab/></text:span><draw:frame draw:style-name="fr1" draw:name="Object42" text:anchor-type="as-char" svg:width="2.5508in" svg:height="0.4665in" draw:z-index="18"><draw:object xlink:href="./Object 21" xlink:type="simple" xlink:show="embed" xlink:actuate="onLoad"/><draw:image xlink:href="./ObjectReplacements/Object 21" xlink:type="simple" xlink:show="embed" xlink:actuate="onLoad"/><svg:desc>formula</svg:desc></draw:frame><text:span text:style-name="T19">.</text:span></text:p>
      <text:p text:style-name="P23"/>
      <text:p text:style-name="P17"><text:span text:style-name="T19">Если </text:span><text:span text:style-name="T3">r</text:span><text:span text:style-name="T40">n</text:span><text:span text:style-name="T19"> почти постоянны, то использование в качестве очередного приближения </text:span><text:span text:style-name="T3">y</text:span><text:span text:style-name="T40">n</text:span><text:span text:style-name="T46">+1</text:span><text:span text:style-name="T19"> сильно ускорит сходимость. Итерации прекращают, если выполняется условие</text:span></text:p>
      <text:p text:style-name="P23"/>
      <text:p text:style-name="P17"><text:span text:style-name="T19"><text:tab/><text:tab/><text:tab/><text:tab/></text:span><draw:frame draw:style-name="fr1" draw:name="Object43" text:anchor-type="as-char" svg:width="1.4626in" svg:height="0.4925in" draw:z-index="19"><draw:object xlink:href="./Object 22" xlink:type="simple" xlink:show="embed" xlink:actuate="onLoad"/><draw:image xlink:href="./ObjectReplacements/Object 22" xlink:type="simple" xlink:show="embed" xlink:actuate="onLoad"/><svg:desc>formula</svg:desc></draw:frame><text:span text:style-name="T19">.</text:span></text:p>
      <text:p text:style-name="P23"/>
      <text:p text:style-name="P23"/>
      <text:p text:style-name="P39"><text:span text:style-name="T28">Метод Стеффенсена</text:span><text:span text:style-name="T19"> имеет квадратичную сходимость, - более быструю, чем исходный метод релаксации:</text:span></text:p>
      <text:p text:style-name="P17"><text:span text:style-name="T19"><text:tab/><text:tab/><text:tab/></text:span><draw:frame draw:style-name="fr1" draw:name="Object44" text:anchor-type="as-char" svg:width="2.2535in" svg:height="0.4957in" draw:z-index="20"><draw:object xlink:href="./Object 23" xlink:type="simple" xlink:show="embed" xlink:actuate="onLoad"/><draw:image xlink:href="./ObjectReplacements/Object 23" xlink:type="simple" xlink:show="embed" xlink:actuate="onLoad"/><svg:desc>formula</svg:desc></draw:frame>.</text:p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 text:c="6"/>Распечатка кода программы </text:p>
      <text:p text:style-name="P44">main.py<text:line-break/><text:span text:style-name="T64">#The 3nd lab MChA</text:span></text:p>
      <text:p text:style-name="P44"><text:span text:style-name="T64"/></text:p>
      <text:p text:style-name="P44"><text:span text:style-name="T64">import lab_3</text:span></text:p>
      <text:p text:style-name="P44"><text:span text:style-name="T64">import numpy as numpy</text:span></text:p>
      <text:p text:style-name="P44"><text:span text:style-name="T64">import sympy as sympy</text:span></text:p>
      <text:p text:style-name="P44"><text:span text:style-name="T64">menu = int(raw_input("1. Count of solutions.\n2. Intervals with one solution.\n3. Method pol.delen and method hord.\nYour choice: "))</text:span></text:p>
      <text:p text:style-name="P44"><text:span text:style-name="T64">print "\nx^3 + ax^2 + bx + c = 0"</text:span></text:p>
      <text:p text:style-name="P44"><text:span text:style-name="T64">if menu == 1:</text:span></text:p>
      <text:p text:style-name="P44"><text:span text:style-name="T64"><text:s text:c="4"/>print "\nCount of solutions = <text:s/>", lab_3.task_1()</text:span></text:p>
      <text:p text:style-name="P44"><text:span text:style-name="T64">elif menu == 2:</text:span></text:p>
      <text:p text:style-name="P44"><text:span text:style-name="T64"><text:s text:c="4"/>print "\n Intervals with one solution:\n"</text:span></text:p>
      <text:p text:style-name="P44"><text:span text:style-name="T64"><text:s text:c="4"/>print lab_3.task_2()</text:span></text:p>
      <text:p text:style-name="P44"><text:span text:style-name="T64">elif menu == 3:</text:span></text:p>
      <text:p text:style-name="P44"><text:span text:style-name="T64"><text:s text:c="4"/>print "\n Method pol.delen and method hord:\n"</text:span></text:p>
      <text:p text:style-name="P44"><text:span text:style-name="T64"><text:s text:c="4"/>print lab_3.task_3()</text:span></text:p>
      <text:p text:style-name="P44"><text:span text:style-name="T64"/></text:p>
      <text:p text:style-name="P44">lab_3.py</text:p>
      <text:p text:style-name="P45"/>
      <text:p text:style-name="P43">from sympy import *</text:p>
      <text:p text:style-name="P43"/>
      <text:p text:style-name="P43">a = 20.2374</text:p>
      <text:p text:style-name="P43">b = -131.210</text:p>
      <text:p text:style-name="P43">c = -843.923</text:p>
      <text:p text:style-name="P43">e = 0.0001</text:p>
      <text:p text:style-name="P43">list_shturm = []</text:p>
      <text:p text:style-name="P43">x = Symbol('x')</text:p>
      <text:p text:style-name="P43">fx = x**3 + a*x**2 + b*x + c</text:p>
      <text:p text:style-name="P43">df = diff(fx, x)</text:p>
      <text:p text:style-name="P43">list_sol = []</text:p>
      <text:p text:style-name="P43"/>
      <text:p text:style-name="P43">def task_1():</text:p>
      <text:p text:style-name="P43"><text:s text:c="4"/>list_shturm.append(fx)</text:p>
      <text:p text:style-name="P43"><text:s text:c="4"/>list_shturm.append(df)</text:p>
      <text:p text:style-name="P43"><text:s text:c="4"/>f = prem(fx, df)</text:p>
      <text:p text:style-name="P43"><text:s text:c="4"/>list_shturm.append(f)</text:p>
      <text:p text:style-name="P43"><text:s text:c="4"/>list_shturm.append(prem(df, f))</text:p>
      <text:p text:style-name="P43"><text:s text:c="4"/>Na = [elem.subs(x, -10.0) for elem in list_shturm]</text:p>
      <text:p text:style-name="P43"><text:soft-page-break/><text:s text:c="4"/>Nb = [elem.subs(x, 10.0) for elem in list_shturm]</text:p>
      <text:p text:style-name="P43"><text:s text:c="4"/>number_of_solutions = 0</text:p>
      <text:p text:style-name="P43"><text:s text:c="4"/>for i in range(1, len(list_shturm)):</text:p>
      <text:p text:style-name="P43"><text:s text:c="8"/>if Na[i-1]*Na[i] &lt; 0:</text:p>
      <text:p text:style-name="P43"><text:s text:c="12"/>number_of_solutions += 1</text:p>
      <text:p text:style-name="P43"><text:s text:c="8"/>if Nb[i-1]*Nb[i] &lt; 0:</text:p>
      <text:p text:style-name="P43"><text:s text:c="12"/>number_of_solutions -= 1</text:p>
      <text:p text:style-name="P43"><text:s text:c="4"/>return number_of_solutions <text:s text:c="3"/></text:p>
      <text:p text:style-name="P43"/>
      <text:p text:style-name="P43">def less_of_interval(x1, x2):</text:p>
      <text:p text:style-name="P43"><text:s text:c="4"/>if (x2 - x1) &gt; 3:</text:p>
      <text:p text:style-name="P43"><text:s text:c="8"/>x0 = (x2 + x1) / 2</text:p>
      <text:p text:style-name="P43"><text:s text:c="8"/>if fx.subs(x, x1) * fx.subs(x, x0) &lt; 0:</text:p>
      <text:p text:style-name="P43"><text:s text:c="12"/>return less_of_interval(x1, x0)</text:p>
      <text:p text:style-name="P43"><text:s text:c="8"/>elif fx.subs(x, x2) * fx.subs(x, x0) &lt; 0:</text:p>
      <text:p text:style-name="P43"><text:s text:c="12"/>return less_of_interval(x0, x2)</text:p>
      <text:p text:style-name="P43"><text:s text:c="8"/>else:</text:p>
      <text:p text:style-name="P43"><text:s text:c="12"/>return [x1, x2]</text:p>
      <text:p text:style-name="P43"><text:s text:c="4"/>else:</text:p>
      <text:p text:style-name="P43"><text:s text:c="8"/>return [x1, x2]</text:p>
      <text:p text:style-name="P43"/>
      <text:p text:style-name="P43">def task_2():</text:p>
      <text:p text:style-name="P43"><text:s text:c="4"/>task_1()</text:p>
      <text:p text:style-name="P43"><text:s text:c="4"/>k = [el for el in solve(Eq(df, 0), x) if (el &lt; 10 and el &gt; -10)]</text:p>
      <text:p text:style-name="P43"><text:s text:c="4"/>if len(k) == 1:</text:p>
      <text:p text:style-name="P43"><text:s text:c="8"/>x0 = k[0]</text:p>
      <text:p text:style-name="P43"><text:s text:c="8"/>if (fx.subs(x, -10.0) * fx.subs(x, x0) &lt; 0):</text:p>
      <text:p text:style-name="P43"><text:s text:c="12"/>val = less_of_interval(-10.0, x0)</text:p>
      <text:p text:style-name="P43"><text:s text:c="12"/>list_sol.append(val)</text:p>
      <text:p text:style-name="P43"><text:s text:c="12"/>print " <text:s/>[", val[0], "; ", val[1], "]"</text:p>
      <text:p text:style-name="P43"><text:s text:c="8"/>if (fx.subs(x, 10.0)*fx.subs(x, x0) &lt; 0):</text:p>
      <text:p text:style-name="P43"><text:s text:c="12"/>val = less_of_interval(x0, 10.0)</text:p>
      <text:p text:style-name="P43"><text:s text:c="12"/>list_sol.append(val)</text:p>
      <text:p text:style-name="P43"><text:s text:c="12"/>print " <text:s/>[", val[0], "; ", val[1], "]" <text:s text:c="7"/></text:p>
      <text:p text:style-name="P43"/>
      <text:p text:style-name="P43">def task_3():</text:p>
      <text:p text:style-name="P43"><text:s text:c="4"/>task_1()</text:p>
      <text:p text:style-name="P43"><text:s text:c="4"/>task_2()</text:p>
      <text:p text:style-name="P43"><text:s text:c="4"/>xk = [list_sol[0][1], list_sol[0][0]]</text:p>
      <text:p text:style-name="P43"><text:s text:c="4"/>n = 0</text:p>
      <text:p text:style-name="P43"><text:soft-page-break/><text:s text:c="4"/>while (((xk[0] - xk[1]) &gt; e) or ((xk[1] - xk[0]) &gt; e)):</text:p>
      <text:p text:style-name="P43"><text:s text:c="8"/>n += 1</text:p>
      <text:p text:style-name="P43"><text:s text:c="8"/>m = (xk[0] + xk[1]) / 2</text:p>
      <text:p text:style-name="P43"><text:s text:c="8"/>if fx.subs(x, m)*fx.subs(x, xk[0]) &lt; 0:</text:p>
      <text:p text:style-name="P43"><text:s text:c="12"/>xk[1] = m</text:p>
      <text:p text:style-name="P43"><text:s text:c="8"/>else:</text:p>
      <text:p text:style-name="P43"><text:s text:c="12"/>xk[0] = m</text:p>
      <text:p text:style-name="P43"><text:s text:c="4"/>print "Method pol.del.:\nMin answer = <text:s/>", (xk[0]+xk[1]) / 2, "; ", n, "iterations."</text:p>
      <text:p text:style-name="P43"><text:s text:c="4"/>xk = [list_sol[0][1], list_sol[0][0]]</text:p>
      <text:p text:style-name="P43"><text:s text:c="4"/>x_0 = xk[0]</text:p>
      <text:p text:style-name="P43"><text:s text:c="4"/>n = 0</text:p>
      <text:p text:style-name="P43"><text:s text:c="4"/>while (((x_0 - xk[1]) &gt; e) or ((xk[1] - x_0) &gt; e)):</text:p>
      <text:p text:style-name="P43"><text:s text:c="8"/>n += 1</text:p>
      <text:p text:style-name="P43"><text:s text:c="8"/>x_0 = xk[1]</text:p>
      <text:p text:style-name="P43"><text:s text:c="8"/>xk[1] = xk[0] - fx.subs(x, xk[0])/(fx.subs(x, xk[1]) - fx.subs(x, xk[0]))*(xk[1] - xk[0])</text:p>
      <text:p text:style-name="P43"><text:s text:c="4"/>print "\nMethod hord:\nMin answer = ", xk[1], "; ", n, "iterations."</text:p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6"/>
      <text:p text:style-name="P47"><text:soft-page-break/><text:span text:style-name="T17"><text:s text:c="12"/></text:span><text:span text:style-name="T18">Вывод: <text:tab/></text:span></text:p>
      <text:p text:style-name="P48"><text:span text:style-name="T17">Численное решение нелинейного уравнения f(x) = 0 заключается в вычислении с заданной точностью значения всех или некоторых корней уравнения и можно выделить несколько задач:</text:span></text:p>
      <text:p text:style-name="P48"><text:span text:style-name="T17">1. Исследовать количество корней уравнения;</text:span></text:p>
      <text:p text:style-name="P48"><text:span text:style-name="T17">2. Отделить все корни, то есть определить их приближенное расположение, значение начала и конца отрезка, на котором лежит только один корень(отделение корней);</text:span></text:p>
      <text:p text:style-name="P48"><text:span text:style-name="T17">3. Выбрать интересующие нас корни и вычислить их с требуемой точностью.</text:span></text:p>
      <text:p text:style-name="P48"><text:span text:style-name="T17">В ходе лабораторной работы были изучены следующие методы численного решения нелинейных уравнений: <text:s/>метод бисекции, хорд, простой итерации, релаксации, метод Ньютона и его модификации; были исследованы скорости сходимости итерационных процедур; было проанализированно число итераций, необходимое для достижения заданной точности вычисления разными методами.</text:span></text:p>
      <text:p text:style-name="P48"><text:span text:style-name="T17">Для нахождения числа корней уравнения была использована теорема Штурма. Вычисление наименьшего из корней проводилось с помощью метода половинного деления и метода хорд. Сравнив число необходимых итераций в обоих методах для достижения требуемой точности, можно сделать вывод, что метод хорд превосходит по скорости сходимости метод половинного деления, так как потребовалось меньшее количество итераций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reekMathSymbols" svg:font-family="GreekMathSymbols" style:font-pitch="variable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Antiqua" svg:font-family="Antiqua, 'Times New Roman'" style:font-pitch="variable"/>
    <style:font-face style:name="Baltica" svg:font-family="Baltica, 'Times New Roman'" style:font-pitch="variable"/>
    <style:font-face style:name="Arial" svg:font-family="Arial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саня" style:family="paragraph" style:parent-style-name="Standard">
      <style:paragraph-properties fo:padding="0.0138in" fo:border="0.74pt solid #000000">
        <style:tab-stops>
          <style:tab-stop style:position="3.052in"/>
        </style:tab-stops>
      </style:paragraph-properties>
      <style:text-properties fo:language="ru" fo:country="RU" fo:font-weight="bold" style:font-weight-asian="bold" style:font-size-complex="10pt"/>
    </style:style>
    <style:style style:name="Основной_20_текст_20_3" style:display-name="Основной текст 3" style:family="paragraph" style:parent-style-name="Standard">
      <style:paragraph-properties fo:margin-top="0.0138in" fo:margin-bottom="0in" loext:contextual-spacing="false" fo:text-align="center" style:justify-single-word="false" style:snap-to-layout-grid="false"/>
      <style:text-properties style:font-name="Arial1" fo:font-family="Arial" style:font-family-generic="swiss" style:font-pitch="variable" fo:font-size="9pt" fo:language="ru" fo:country="RU" style:font-size-asian="9pt" style:font-name-complex="Arial1" style:font-family-complex="Arial" style:font-family-generic-complex="swiss" style:font-pitch-complex="variable" style:font-size-complex="10pt"/>
    </style:style>
    <style:style style:name="Основной_20_текст_20_2" style:display-name="Основной текст 2" style:family="paragraph" style:parent-style-name="Standard">
      <style:paragraph-properties fo:margin-top="0.1665in" fo:margin-bottom="0in" loext:contextual-spacing="false" fo:text-align="justify" style:justify-single-word="false"/>
      <style:text-properties fo:language="ru" fo:country="RU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WW8Num13z0" style:family="text">
      <style:text-properties fo:font-size="14pt" fo:font-style="italic" fo:font-weight="normal" style:font-name-asian="Symbol" style:font-family-asian="Symbol" style:font-family-generic-asian="roman" style:font-pitch-asian="variable" style:font-size-asian="14pt" style:font-style-asian="italic" style:font-weight-asian="normal" style:font-name-complex="Symbol" style:font-family-complex="Symbol" style:font-family-generic-complex="roman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0.4374in" fo:margin-right="0.4555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30T00:23:59.338006446</dc:date>
    <meta:editing-duration>PT30M35S</meta:editing-duration>
    <meta:editing-cycles>9</meta:editing-cycles>
    <meta:generator>LibreOffice/5.0.5.2$Linux_X86_64 LibreOffice_project/00m0$Build-2</meta:generator>
    <meta:document-statistic meta:table-count="0" meta:image-count="0" meta:object-count="23" meta:page-count="12" meta:paragraph-count="167" meta:word-count="1857" meta:character-count="13502" meta:non-whitespace-character-count="11216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o fence="true" stretchy="false">|</mo>
            <mrow>
              <mrow>
                <msub>
                  <mi>x</mi>
                  <mstyle mathsize="8pt">
                    <mrow>
                      <mi>n</mi>
                      <mo stretchy="false">−</mo>
                      <mn>1</mn>
                    </mrow>
                  </mstyle>
                </msub>
                <mo stretchy="false">−</mo>
                <msub>
                  <mi>x</mi>
                  <mstyle mathsize="8pt">
                    <mi>n</mi>
                  </mstyle>
                </msub>
              </mrow>
            </mrow>
            <mo fence="true" stretchy="false">|</mo>
          </mrow>
          <mo stretchy="false">&lt;</mo>
          <mi>e</mi>
        </mrow>
      </mstyle>
      <mrow/>
    </mrow>
    <annotation encoding="StarMath 5.0"> size 12{ lline x rSub { size 8{n-1} } -x rSub { size 8{n} }  rline &lt;e} {}</annotation>
  </semantics>
</math>
</file>

<file path=Object 10/content.xml><?xml version="1.0" encoding="utf-8"?>
<math xmlns="http://www.w3.org/1998/Math/MathML" display="block">
  <semantics>
    <mrow>
      <mstyle mathsize="12pt">
        <mrow>
          <mrow>
            <msub>
              <mi>x</mi>
              <mstyle mathsize="8pt">
                <mrow>
                  <mi>n</mi>
                  <mo stretchy="false">+</mo>
                  <mn>1</mn>
                </mrow>
              </mstyle>
            </msub>
            <mo stretchy="false">=</mo>
            <mrow>
              <msub>
                <mi>x</mi>
                <mstyle mathsize="8pt">
                  <mi>n</mi>
                </mstyle>
              </msub>
              <mo stretchy="false">−</mo>
              <mi>t</mi>
            </mrow>
          </mrow>
          <mtable>
            <mtr>
              <mtd>
                <mrow>
                  <mi>f</mi>
                  <mo stretchy="false">(</mo>
                  <msub>
                    <mi>x</mi>
                    <mstyle mathsize="8pt">
                      <mi>n</mi>
                    </mstyle>
                  </msub>
                  <mo stretchy="false">)</mo>
                  <mi>,</mi>
                  <mtable>
                    <mtr>
                      <mtd>
                        <mrow/>
                      </mtd>
                      <mtd>
                        <mrow>
                          <mn>0</mn>
                          <mo stretchy="false">&lt;</mo>
                          <mi>t</mi>
                          <mo stretchy="false">&lt;</mo>
                          <mrow/>
                        </mrow>
                      </mtd>
                      <mtd>
                        <mrow>
                          <mfrac>
                            <mn>2</mn>
                            <msub>
                              <mi>M</mi>
                              <mstyle mathsize="8pt">
                                <mn>1</mn>
                              </mstyle>
                            </msub>
                          </mfrac>
                          <mi>,</mi>
                          <mrow/>
                        </mrow>
                      </mtd>
                      <mtd>
                        <mrow/>
                      </mtd>
                    </mtr>
                  </mtable>
                  <mrow/>
                </mrow>
              </mtd>
              <mtd>
                <mrow>
                  <mrow>
                    <mn>0</mn>
                    <mo stretchy="false">&lt;</mo>
                    <mi>f</mi>
                  </mrow>
                  <mi>'</mi>
                  <mo stretchy="false">(</mo>
                  <mi>x</mi>
                  <mrow>
                    <mo stretchy="false">)</mo>
                    <mo stretchy="false">&lt;</mo>
                    <mrow/>
                  </mrow>
                </mrow>
              </mtd>
            </mtr>
          </mtable>
          <msub>
            <mi>M</mi>
            <mstyle mathsize="8pt">
              <mn>1</mn>
            </mstyle>
          </msub>
        </mrow>
      </mstyle>
      <mrow/>
    </mrow>
    <annotation encoding="StarMath 5.0"> size 12{x rSub { size 8{n+1} } =x rSub { size 8{n} } -t matrix {
f \( x rSub { size 8{n} }  \) , matrix {
 {} # 0&lt;t&lt; {} #  {  {2}  over  {M rSub { size 8{1} } } } , {} # {}
}  {} # 0&lt;f' \( x \) &lt;{}
} M rSub { size 8{1} } } {}</annotation>
  </semantics>
</math>
</file>

<file path=Object 11/content.xml><?xml version="1.0" encoding="utf-8"?>
<math xmlns="http://www.w3.org/1998/Math/MathML" display="block">
  <semantics>
    <mrow>
      <mstyle mathsize="12pt">
        <mrow>
          <mrow>
            <msub>
              <mi>x</mi>
              <mstyle mathsize="8pt">
                <mi>n</mi>
              </mstyle>
            </msub>
            <mo stretchy="false">=</mo>
            <mrow>
              <msub>
                <mi>x</mi>
                <mstyle mathsize="8pt">
                  <mrow>
                    <mi>n</mi>
                    <mo stretchy="false">−</mo>
                    <mn>1</mn>
                  </mrow>
                </mstyle>
              </msub>
              <mo stretchy="false">−</mo>
              <mfrac>
                <mrow>
                  <mi>f</mi>
                  <mo stretchy="false">(</mo>
                  <msub>
                    <mi>x</mi>
                    <mstyle mathsize="8pt">
                      <mrow>
                        <mi>n</mi>
                        <mo stretchy="false">−</mo>
                        <mn>1</mn>
                      </mrow>
                    </mstyle>
                  </msub>
                  <mo stretchy="false">)</mo>
                </mrow>
                <mrow>
                  <mi>f</mi>
                  <mo stretchy="false">(</mo>
                  <msub>
                    <mi>b</mi>
                    <mstyle mathsize="8pt">
                      <mrow/>
                    </mstyle>
                  </msub>
                  <mrow>
                    <mo stretchy="false">)</mo>
                    <mo stretchy="false">−</mo>
                    <mi>f</mi>
                  </mrow>
                  <mo stretchy="false">(</mo>
                  <msub>
                    <mi>x</mi>
                    <mstyle mathsize="8pt">
                      <mrow>
                        <mi>n</mi>
                        <mo stretchy="false">−</mo>
                        <mn>1</mn>
                      </mrow>
                    </mstyle>
                  </msub>
                  <mo stretchy="false">)</mo>
                </mrow>
              </mfrac>
            </mrow>
          </mrow>
          <mo stretchy="false">(</mo>
          <mrow>
            <msub>
              <mi>b</mi>
              <mstyle mathsize="8pt">
                <mrow/>
              </mstyle>
            </msub>
            <mo stretchy="false">−</mo>
            <msub>
              <mi>x</mi>
              <mstyle mathsize="8pt">
                <mrow>
                  <mi>n</mi>
                  <mo stretchy="false">−</mo>
                  <mn>1</mn>
                </mrow>
              </mstyle>
            </msub>
          </mrow>
          <mo stretchy="false">)</mo>
        </mrow>
      </mstyle>
      <mrow/>
    </mrow>
    <annotation encoding="StarMath 5.0"> size 12{x rSub { size 8{n} } =x rSub { size 8{n-1} } - {  {f \( x rSub { size 8{n-1} }  \) }  over  {f \( b rSub { size 8{} }  \) -f \( x rSub { size 8{n-1} }  \) } }  \( b rSub { size 8{} } -x rSub { size 8{n-1} }  \) } {}</annotation>
  </semantics>
</math>
</file>

<file path=Object 12/content.xml><?xml version="1.0" encoding="utf-8"?>
<math xmlns="http://www.w3.org/1998/Math/MathML" display="block">
  <semantics>
    <mrow>
      <mstyle mathsize="12pt">
        <mrow>
          <mrow>
            <msub>
              <mi>x</mi>
              <mstyle mathsize="8pt">
                <mi>n</mi>
              </mstyle>
            </msub>
            <mo stretchy="false">=</mo>
            <mrow>
              <msub>
                <mi>x</mi>
                <mstyle mathsize="8pt">
                  <mrow>
                    <mi>n</mi>
                    <mo stretchy="false">−</mo>
                    <mn>1</mn>
                  </mrow>
                </mstyle>
              </msub>
              <mo stretchy="false">−</mo>
              <mfrac>
                <mrow>
                  <mi>f</mi>
                  <mo stretchy="false">(</mo>
                  <msub>
                    <mi>x</mi>
                    <mstyle mathsize="8pt">
                      <mrow>
                        <mi>n</mi>
                        <mo stretchy="false">−</mo>
                        <mn>1</mn>
                      </mrow>
                    </mstyle>
                  </msub>
                  <mo stretchy="false">)</mo>
                </mrow>
                <mrow>
                  <mi>f</mi>
                  <mo stretchy="false">(</mo>
                  <msub>
                    <mi>a</mi>
                    <mstyle mathsize="8pt">
                      <mrow/>
                    </mstyle>
                  </msub>
                  <mrow>
                    <mo stretchy="false">)</mo>
                    <mo stretchy="false">−</mo>
                    <mi>f</mi>
                  </mrow>
                  <mo stretchy="false">(</mo>
                  <msub>
                    <mi>x</mi>
                    <mstyle mathsize="8pt">
                      <mrow>
                        <mi>n</mi>
                        <mo stretchy="false">−</mo>
                        <mn>1</mn>
                      </mrow>
                    </mstyle>
                  </msub>
                  <mo stretchy="false">)</mo>
                </mrow>
              </mfrac>
            </mrow>
          </mrow>
          <mo stretchy="false">(</mo>
          <mrow>
            <msub>
              <mi>a</mi>
              <mstyle mathsize="8pt">
                <mrow/>
              </mstyle>
            </msub>
            <mo stretchy="false">−</mo>
            <msub>
              <mi>x</mi>
              <mstyle mathsize="8pt">
                <mrow>
                  <mi>n</mi>
                  <mo stretchy="false">−</mo>
                  <mn>1</mn>
                </mrow>
              </mstyle>
            </msub>
          </mrow>
          <mo stretchy="false">)</mo>
        </mrow>
      </mstyle>
      <mrow/>
    </mrow>
    <annotation encoding="StarMath 5.0"> size 12{x rSub { size 8{n} } =x rSub { size 8{n-1} } - {  {f \( x rSub { size 8{n-1} }  \) }  over  {f \( a rSub { size 8{} }  \) -f \( x rSub { size 8{n-1} }  \) } }  \( a rSub { size 8{} } -x rSub { size 8{n-1} }  \) } {}</annotation>
  </semantics>
</math>
</file>

<file path=Object 13/content.xml><?xml version="1.0" encoding="utf-8"?>
<math xmlns="http://www.w3.org/1998/Math/MathML" display="block">
  <semantics>
    <mrow>
      <mstyle mathsize="12pt">
        <mrow>
          <mrow>
            <msub>
              <mi>x</mi>
              <mstyle mathsize="8pt">
                <mrow>
                  <mi>n</mi>
                  <mo stretchy="false">+</mo>
                  <mn>1</mn>
                </mrow>
              </mstyle>
            </msub>
            <mo stretchy="false">=</mo>
            <mrow>
              <msub>
                <mi>x</mi>
                <mstyle mathsize="8pt">
                  <mi>n</mi>
                </mstyle>
              </msub>
              <mo stretchy="false">−</mo>
              <mfrac>
                <mrow>
                  <mi>f</mi>
                  <mo stretchy="false">(</mo>
                  <msub>
                    <mi>x</mi>
                    <mstyle mathsize="8pt">
                      <mi>n</mi>
                    </mstyle>
                  </msub>
                  <mo stretchy="false">)</mo>
                </mrow>
                <mrow>
                  <mi>f</mi>
                  <mi>'</mi>
                  <mo stretchy="false">(</mo>
                  <msub>
                    <mi>x</mi>
                    <mstyle mathsize="8pt">
                      <mi>n</mi>
                    </mstyle>
                  </msub>
                  <mo stretchy="false">)</mo>
                </mrow>
              </mfrac>
            </mrow>
          </mrow>
          <mi>,</mi>
          <mtable>
            <mtr>
              <mtd>
                <mrow/>
              </mtd>
              <mtd>
                <mrow>
                  <mi>f</mi>
                  <mi>'</mi>
                  <mo stretchy="false">(</mo>
                  <msub>
                    <mi>x</mi>
                    <mstyle mathsize="8pt">
                      <mi>n</mi>
                    </mstyle>
                  </msub>
                  <mo stretchy="false">)</mo>
                  <mn>¹0</mn>
                  <mrow/>
                </mrow>
              </mtd>
            </mtr>
          </mtable>
        </mrow>
      </mstyle>
      <mrow/>
    </mrow>
    <annotation encoding="StarMath 5.0"> size 12{x rSub { size 8{n+1} } =x rSub { size 8{n} } - {  {f \( x rSub { size 8{n} }  \) }  over  {f' \( x rSub { size 8{n} }  \) } } , matrix {
 {} # f' \( x rSub { size 8{n} }  \) ¹0{}
} } {}</annotation>
  </semantics>
</math>
</file>

<file path=Object 14/content.xml><?xml version="1.0" encoding="utf-8"?>
<math xmlns="http://www.w3.org/1998/Math/MathML" display="block">
  <semantics>
    <mrow>
      <mstyle mathsize="12pt">
        <mrow>
          <mrow>
            <mrow>
              <mo fence="true" stretchy="false">|</mo>
              <mrow>
                <mrow>
                  <mi>f</mi>
                  <mo stretchy="false">(</mo>
                  <mi>x</mi>
                  <mo stretchy="false">)</mo>
                  <mi>f</mi>
                  <mtext>''</mtext>
                  <mo stretchy="false">(</mo>
                  <mi>x</mi>
                  <mo stretchy="false">)</mo>
                </mrow>
              </mrow>
              <mo fence="true" stretchy="false">|</mo>
            </mrow>
            <mo stretchy="false">&lt;</mo>
            <mo stretchy="false">(</mo>
          </mrow>
          <mi>f</mi>
          <mi>'</mi>
          <mo stretchy="false">(</mo>
          <mi>x</mi>
          <mo stretchy="false">)</mo>
          <msup>
            <mo stretchy="false">)</mo>
            <mstyle mathsize="8pt">
              <mn>2</mn>
            </mstyle>
          </msup>
        </mrow>
      </mstyle>
      <mrow/>
    </mrow>
    <annotation encoding="StarMath 5.0"> size 12{ lline f \( x \) f"''" \( x \)  rline &lt; \( f' \( x \)  \)  rSup { size 8{2} } } {}</annotation>
  </semantics>
</math>
</file>

<file path=Object 15/content.xml><?xml version="1.0" encoding="utf-8"?>
<math xmlns="http://www.w3.org/1998/Math/MathML" display="block">
  <semantics>
    <mrow>
      <mstyle mathsize="12pt">
        <mrow>
          <mi>f</mi>
          <mo stretchy="false">(</mo>
          <msub>
            <mi>x</mi>
            <mstyle mathsize="8pt">
              <mn>0</mn>
            </mstyle>
          </msub>
          <mo stretchy="false">)</mo>
          <mi>f</mi>
          <mtext>''</mtext>
          <mo stretchy="false">(</mo>
          <msub>
            <mi>x</mi>
            <mstyle mathsize="8pt">
              <mn>0</mn>
            </mstyle>
          </msub>
          <mrow>
            <mo stretchy="false">)</mo>
            <mo stretchy="false">&gt;</mo>
            <mn>0</mn>
          </mrow>
        </mrow>
      </mstyle>
      <mrow/>
    </mrow>
    <annotation encoding="StarMath 5.0"> size 12{f \( x rSub { size 8{0} }  \) f"''" \( x rSub { size 8{0} }  \) &gt;0} {}</annotation>
  </semantics>
</math>
</file>

<file path=Object 16/content.xml><?xml version="1.0" encoding="utf-8"?>
<math xmlns="http://www.w3.org/1998/Math/MathML" display="block">
  <semantics>
    <mrow>
      <mstyle mathsize="12pt">
        <mrow>
          <mrow>
            <mrow>
              <mo fence="true" stretchy="false">|</mo>
              <mrow>
                <mfrac>
                  <mrow>
                    <mi>f</mi>
                    <mo stretchy="false">(</mo>
                    <mi>a</mi>
                    <mo stretchy="false">)</mo>
                  </mrow>
                  <mrow>
                    <mi>f</mi>
                    <mi>'</mi>
                    <mo stretchy="false">(</mo>
                    <mi>a</mi>
                    <mo stretchy="false">)</mo>
                  </mrow>
                </mfrac>
              </mrow>
              <mo fence="true" stretchy="false">|</mo>
            </mrow>
            <mo stretchy="false">&lt;</mo>
            <mrow>
              <mi>b</mi>
              <mo stretchy="false">−</mo>
              <mi>a</mi>
            </mrow>
          </mrow>
          <mi>,</mi>
        </mrow>
      </mstyle>
      <mrow/>
    </mrow>
    <annotation encoding="StarMath 5.0"> size 12{ lline  {  {f \( a \) }  over  {f' \( a \) } }  rline &lt;b-a,} {}</annotation>
  </semantics>
</math>
</file>

<file path=Object 17/content.xml><?xml version="1.0" encoding="utf-8"?>
<math xmlns="http://www.w3.org/1998/Math/MathML" display="block">
  <semantics>
    <mrow>
      <mstyle mathsize="12pt">
        <mrow>
          <mrow>
            <mrow>
              <mo fence="true" stretchy="false">|</mo>
              <mrow>
                <mfrac>
                  <mrow>
                    <mi>f</mi>
                    <mo stretchy="false">(</mo>
                    <mi>b</mi>
                    <mo stretchy="false">)</mo>
                  </mrow>
                  <mrow>
                    <mi>f</mi>
                    <mi>'</mi>
                    <mo stretchy="false">(</mo>
                    <mi>b</mi>
                    <mo stretchy="false">)</mo>
                  </mrow>
                </mfrac>
              </mrow>
              <mo fence="true" stretchy="false">|</mo>
            </mrow>
            <mo stretchy="false">&lt;</mo>
            <mrow>
              <mi>b</mi>
              <mo stretchy="false">−</mo>
              <mi>a</mi>
            </mrow>
          </mrow>
          <mi>,</mi>
        </mrow>
      </mstyle>
      <mrow/>
    </mrow>
    <annotation encoding="StarMath 5.0"> size 12{ lline  {  {f \( b \) }  over  {f' \( b \) } }  rline &lt;b-a,} {}</annotation>
  </semantics>
</math>
</file>

<file path=Object 18/content.xml><?xml version="1.0" encoding="utf-8"?>
<math xmlns="http://www.w3.org/1998/Math/MathML" display="block">
  <semantics>
    <mrow>
      <mstyle mathsize="12pt">
        <mrow>
          <mrow>
            <msub>
              <mi>x</mi>
              <mstyle mathsize="8pt">
                <mrow>
                  <mi>n</mi>
                  <mo stretchy="false">+</mo>
                  <mn>1</mn>
                </mrow>
              </mstyle>
            </msub>
            <mo stretchy="false">=</mo>
            <mrow>
              <msub>
                <mi>x</mi>
                <mstyle mathsize="8pt">
                  <mi>n</mi>
                </mstyle>
              </msub>
              <mo stretchy="false">−</mo>
              <mfrac>
                <mrow>
                  <mi>f</mi>
                  <mo stretchy="false">(</mo>
                  <msub>
                    <mi>x</mi>
                    <mstyle mathsize="8pt">
                      <mi>n</mi>
                    </mstyle>
                  </msub>
                  <mo stretchy="false">)</mo>
                </mrow>
                <mrow>
                  <mi>f</mi>
                  <mi>'</mi>
                  <mo stretchy="false">(</mo>
                  <msub>
                    <mi>x</mi>
                    <mstyle mathsize="8pt">
                      <mn>0</mn>
                    </mstyle>
                  </msub>
                  <mo stretchy="false">)</mo>
                </mrow>
              </mfrac>
            </mrow>
          </mrow>
          <mi>,</mi>
          <mtable>
            <mtr>
              <mtd>
                <mrow/>
              </mtd>
              <mtd>
                <mrow>
                  <mi>f</mi>
                  <mi>'</mi>
                  <mo stretchy="false">(</mo>
                  <msub>
                    <mi>x</mi>
                    <mstyle mathsize="8pt">
                      <mn>0</mn>
                    </mstyle>
                  </msub>
                  <mo stretchy="false">)</mo>
                  <mn>¹0</mn>
                  <mrow/>
                </mrow>
              </mtd>
            </mtr>
          </mtable>
        </mrow>
      </mstyle>
      <mrow/>
    </mrow>
    <annotation encoding="StarMath 5.0"> size 12{x rSub { size 8{n+1} } =x rSub { size 8{n} } - {  {f \( x rSub { size 8{n} }  \) }  over  {f' \( x rSub { size 8{0} }  \) } } , matrix {
 {} # f' \( x rSub { size 8{0} }  \) ¹0{}
} } {}</annotation>
  </semantics>
</math>
</file>

<file path=Object 19/content.xml><?xml version="1.0" encoding="utf-8"?>
<math xmlns="http://www.w3.org/1998/Math/MathML" display="block">
  <semantics>
    <mrow>
      <mstyle mathsize="12pt">
        <mrow>
          <mrow>
            <msub>
              <mi>x</mi>
              <mstyle mathsize="8pt">
                <mrow>
                  <mi>n</mi>
                  <mo stretchy="false">+</mo>
                  <mn>1</mn>
                </mrow>
              </mstyle>
            </msub>
            <mo stretchy="false">=</mo>
            <mrow>
              <msub>
                <mi>x</mi>
                <mstyle mathsize="8pt">
                  <mi>n</mi>
                </mstyle>
              </msub>
              <mo stretchy="false">−</mo>
              <mfrac>
                <mrow>
                  <msub>
                    <mi>x</mi>
                    <mstyle mathsize="8pt">
                      <mi>n</mi>
                    </mstyle>
                  </msub>
                  <mo stretchy="false">−</mo>
                  <msub>
                    <mi>x</mi>
                    <mstyle mathsize="8pt">
                      <mrow>
                        <mi>n</mi>
                        <mo stretchy="false">−</mo>
                        <mn>1</mn>
                      </mrow>
                    </mstyle>
                  </msub>
                </mrow>
                <mrow>
                  <mi>f</mi>
                  <mo stretchy="false">(</mo>
                  <msub>
                    <mi>x</mi>
                    <mstyle mathsize="8pt">
                      <mi>n</mi>
                    </mstyle>
                  </msub>
                  <mrow>
                    <mo stretchy="false">)</mo>
                    <mo stretchy="false">−</mo>
                    <mi>f</mi>
                  </mrow>
                  <mo stretchy="false">(</mo>
                  <msub>
                    <mi>x</mi>
                    <mstyle mathsize="8pt">
                      <mrow>
                        <mi>n</mi>
                        <mo stretchy="false">−</mo>
                        <mn>1</mn>
                      </mrow>
                    </mstyle>
                  </msub>
                  <mo stretchy="false">)</mo>
                </mrow>
              </mfrac>
            </mrow>
          </mrow>
          <mi>f</mi>
          <mo stretchy="false">(</mo>
          <msub>
            <mi>x</mi>
            <mstyle mathsize="8pt">
              <mi>n</mi>
            </mstyle>
          </msub>
          <mo stretchy="false">)</mo>
        </mrow>
      </mstyle>
      <mrow/>
    </mrow>
    <annotation encoding="StarMath 5.0"> size 12{x rSub { size 8{n+1} } =x rSub { size 8{n} } - {  {x rSub { size 8{n} } -x rSub { size 8{n-1} } }  over  {f \( x rSub { size 8{n} }  \) -f \( x rSub { size 8{n-1} }  \) } } f \( x rSub { size 8{n} }  \) } {}</annotation>
  </semantics>
</math>
</file>

<file path=Object 2/content.xml><?xml version="1.0" encoding="utf-8"?>
<math xmlns="http://www.w3.org/1998/Math/MathML" display="block">
  <semantics>
    <mrow>
      <mstyle mathsize="12pt">
        <mrow>
          <mi>n</mi>
          <mo stretchy="false">→</mo>
          <mi>¥</mi>
        </mrow>
      </mstyle>
      <mrow/>
    </mrow>
    <annotation encoding="StarMath 5.0"> size 12{n rightarrow ¥} {}</annotation>
  </semantics>
</math>
</file>

<file path=Object 20/content.xml><?xml version="1.0" encoding="utf-8"?>
<math xmlns="http://www.w3.org/1998/Math/MathML" display="block">
  <semantics>
    <mrow>
      <mstyle mathsize="12pt">
        <mrow>
          <msub>
            <mi>y</mi>
            <mstyle mathsize="8pt">
              <mrow>
                <mi>n</mi>
                <mo stretchy="false">+</mo>
                <mn>1</mn>
              </mrow>
            </mstyle>
          </msub>
          <mo stretchy="false">=</mo>
          <mrow>
            <msub>
              <mi>x</mi>
              <mstyle mathsize="8pt">
                <mrow>
                  <mi>n</mi>
                  <mo stretchy="false">+</mo>
                  <mn>2</mn>
                </mrow>
              </mstyle>
            </msub>
            <mo stretchy="false">−</mo>
            <mfrac>
              <mrow>
                <mo stretchy="false">(</mo>
                <mrow>
                  <msub>
                    <mi>x</mi>
                    <mstyle mathsize="8pt">
                      <mrow>
                        <mi>n</mi>
                        <mo stretchy="false">+</mo>
                        <mn>2</mn>
                      </mrow>
                    </mstyle>
                  </msub>
                  <mo stretchy="false">−</mo>
                  <msub>
                    <mi>x</mi>
                    <mstyle mathsize="8pt">
                      <mrow>
                        <mi>n</mi>
                        <mo stretchy="false">+</mo>
                        <mn>1</mn>
                      </mrow>
                    </mstyle>
                  </msub>
                </mrow>
                <msup>
                  <mo stretchy="false">)</mo>
                  <mstyle mathsize="8pt">
                    <mn>2</mn>
                  </mstyle>
                </msup>
              </mrow>
              <mrow>
                <mrow>
                  <msub>
                    <mi>x</mi>
                    <mstyle mathsize="8pt">
                      <mrow>
                        <mi>n</mi>
                        <mo stretchy="false">+</mo>
                        <mn>2</mn>
                      </mrow>
                    </mstyle>
                  </msub>
                  <mo stretchy="false">−</mo>
                  <mn>2</mn>
                </mrow>
                <mrow>
                  <msub>
                    <mi>x</mi>
                    <mstyle mathsize="8pt">
                      <mrow>
                        <mi>n</mi>
                        <mo stretchy="false">+</mo>
                        <mn>1</mn>
                      </mrow>
                    </mstyle>
                  </msub>
                  <mo stretchy="false">+</mo>
                  <msub>
                    <mi>x</mi>
                    <mstyle mathsize="8pt">
                      <mi>n</mi>
                    </mstyle>
                  </msub>
                </mrow>
              </mrow>
            </mfrac>
          </mrow>
        </mrow>
      </mstyle>
      <mrow/>
    </mrow>
    <annotation encoding="StarMath 5.0"> size 12{y rSub { size 8{n+1} } =x rSub { size 8{n+2} } - {  { \( x rSub { size 8{n+2} } -x rSub { size 8{n+1} }  \)  rSup { size 8{2} } }  over  {x rSub { size 8{n+2} } -2x rSub { size 8{n+1} } +x rSub { size 8{n} } } } } {}</annotation>
  </semantics>
</math>
</file>

<file path=Object 21/content.xml><?xml version="1.0" encoding="utf-8"?>
<math xmlns="http://www.w3.org/1998/Math/MathML" display="block">
  <semantics>
    <mrow>
      <mstyle mathsize="12pt">
        <mrow>
          <mrow>
            <msub>
              <mi>y</mi>
              <mstyle mathsize="8pt">
                <mi>n</mi>
              </mstyle>
            </msub>
            <mo stretchy="false">=</mo>
            <mrow>
              <msub>
                <mi>x</mi>
                <mstyle mathsize="8pt">
                  <mrow>
                    <mi>n</mi>
                    <mo stretchy="false">+</mo>
                    <mn>1</mn>
                  </mrow>
                </mstyle>
              </msub>
              <mo stretchy="false">−</mo>
              <mfrac>
                <mrow>
                  <msub>
                    <mi>x</mi>
                    <mstyle mathsize="8pt">
                      <mrow>
                        <mi>n</mi>
                        <mo stretchy="false">+</mo>
                        <mn>1</mn>
                      </mrow>
                    </mstyle>
                  </msub>
                  <mo stretchy="false">−</mo>
                  <msub>
                    <mi>x</mi>
                    <mstyle mathsize="8pt">
                      <mi>n</mi>
                    </mstyle>
                  </msub>
                </mrow>
                <mrow>
                  <msub>
                    <mi>r</mi>
                    <mstyle mathsize="8pt">
                      <mi>n</mi>
                    </mstyle>
                  </msub>
                  <mo stretchy="false">−</mo>
                  <mn>1</mn>
                </mrow>
              </mfrac>
            </mrow>
          </mrow>
          <mi>,</mi>
          <mtext>   </mtext>
          <mrow>
            <msub>
              <mi>r</mi>
              <mstyle mathsize="8pt">
                <mi>n</mi>
              </mstyle>
            </msub>
            <mo stretchy="false">=</mo>
            <mfrac>
              <mrow>
                <msub>
                  <mi>x</mi>
                  <mstyle mathsize="8pt">
                    <mi>n</mi>
                  </mstyle>
                </msub>
                <mo stretchy="false">−</mo>
                <msub>
                  <mi>x</mi>
                  <mstyle mathsize="8pt">
                    <mrow>
                      <mi>n</mi>
                      <mo stretchy="false">−</mo>
                      <mn>1</mn>
                    </mrow>
                  </mstyle>
                </msub>
              </mrow>
              <mrow>
                <msub>
                  <mi>x</mi>
                  <mstyle mathsize="8pt">
                    <mrow>
                      <mi>n</mi>
                      <mo stretchy="false">+</mo>
                      <mn>1</mn>
                    </mrow>
                  </mstyle>
                </msub>
                <mo stretchy="false">−</mo>
                <msub>
                  <mi>x</mi>
                  <mstyle mathsize="8pt">
                    <mi>n</mi>
                  </mstyle>
                </msub>
              </mrow>
            </mfrac>
          </mrow>
        </mrow>
      </mstyle>
      <mrow/>
    </mrow>
    <annotation encoding="StarMath 5.0"> size 12{y rSub { size 8{n} } =x rSub { size 8{n+1} } - {  {x rSub { size 8{n+1} } -x rSub { size 8{n} } }  over  {r rSub { size 8{n} } -1} } ,"   "r rSub { size 8{n} } = {  {x rSub { size 8{n} } -x rSub { size 8{n-1} } }  over  {x rSub { size 8{n+1} } -x rSub { size 8{n} } } } } {}</annotation>
  </semantics>
</math>
</file>

<file path=Object 22/content.xml><?xml version="1.0" encoding="utf-8"?>
<math xmlns="http://www.w3.org/1998/Math/MathML" display="block">
  <semantics>
    <mrow>
      <mstyle mathsize="12pt">
        <mrow>
          <mfrac>
            <mrow>
              <mo stretchy="false">(</mo>
              <mrow>
                <msub>
                  <mi>x</mi>
                  <mstyle mathsize="8pt">
                    <mrow>
                      <mi>n</mi>
                      <mo stretchy="false">+</mo>
                      <mn>2</mn>
                    </mrow>
                  </mstyle>
                </msub>
                <mo stretchy="false">−</mo>
                <msub>
                  <mi>x</mi>
                  <mstyle mathsize="8pt">
                    <mrow>
                      <mi>n</mi>
                      <mo stretchy="false">+</mo>
                      <mn>1</mn>
                    </mrow>
                  </mstyle>
                </msub>
              </mrow>
              <msup>
                <mo stretchy="false">)</mo>
                <mstyle mathsize="8pt">
                  <mn>2</mn>
                </mstyle>
              </msup>
            </mrow>
            <mrow>
              <mo fence="true" stretchy="false">|</mo>
              <mrow>
                <mrow>
                  <mrow>
                    <msub>
                      <mi>x</mi>
                      <mstyle mathsize="8pt">
                        <mrow>
                          <mi>n</mi>
                          <mo stretchy="false">+</mo>
                          <mn>2</mn>
                        </mrow>
                      </mstyle>
                    </msub>
                    <mo stretchy="false">−</mo>
                    <mn>2</mn>
                  </mrow>
                  <mrow>
                    <msub>
                      <mi>x</mi>
                      <mstyle mathsize="8pt">
                        <mrow>
                          <mi>n</mi>
                          <mo stretchy="false">+</mo>
                          <mn>1</mn>
                        </mrow>
                      </mstyle>
                    </msub>
                    <mo stretchy="false">+</mo>
                    <msub>
                      <mi>x</mi>
                      <mstyle mathsize="8pt">
                        <mi>n</mi>
                      </mstyle>
                    </msub>
                  </mrow>
                </mrow>
              </mrow>
              <mo fence="true" stretchy="false">|</mo>
            </mrow>
          </mfrac>
          <mo stretchy="false">&lt;</mo>
          <mi>e</mi>
        </mrow>
      </mstyle>
      <mrow/>
    </mrow>
    <annotation encoding="StarMath 5.0"> size 12{ {  { \( x rSub { size 8{n+2} } -x rSub { size 8{n+1} }  \)  rSup { size 8{2} } }  over  { lline x rSub { size 8{n+2} } -2x rSub { size 8{n+1} } +x rSub { size 8{n} }  rline } } &lt;e} {}</annotation>
  </semantics>
</math>
</file>

<file path=Object 23/content.xml><?xml version="1.0" encoding="utf-8"?>
<math xmlns="http://www.w3.org/1998/Math/MathML" display="block">
  <semantics>
    <mrow>
      <mstyle mathsize="12pt">
        <mrow>
          <msub>
            <mi>x</mi>
            <mstyle mathsize="8pt">
              <mrow>
                <mi>n</mi>
                <mo stretchy="false">+</mo>
                <mn>1</mn>
              </mrow>
            </mstyle>
          </msub>
          <mo stretchy="false">=</mo>
          <mrow>
            <msub>
              <mi>x</mi>
              <mstyle mathsize="8pt">
                <mi>n</mi>
              </mstyle>
            </msub>
            <mo stretchy="false">−</mo>
            <mfrac>
              <mrow>
                <msup>
                  <mi>f</mi>
                  <mstyle mathsize="8pt">
                    <mn>2</mn>
                  </mstyle>
                </msup>
                <mo stretchy="false">(</mo>
                <msub>
                  <mi>x</mi>
                  <mstyle mathsize="8pt">
                    <mi>n</mi>
                  </mstyle>
                </msub>
                <mo stretchy="false">)</mo>
              </mrow>
              <mrow>
                <mi>f</mi>
                <mo stretchy="false">(</mo>
                <msub>
                  <mi>x</mi>
                  <mstyle mathsize="8pt">
                    <mi>n</mi>
                  </mstyle>
                </msub>
                <mrow>
                  <mo stretchy="false">)</mo>
                  <mo stretchy="false">−</mo>
                  <mi>f</mi>
                </mrow>
                <mo stretchy="false">(</mo>
                <mrow>
                  <msub>
                    <mi>x</mi>
                    <mstyle mathsize="8pt">
                      <mi>n</mi>
                    </mstyle>
                  </msub>
                  <mo stretchy="false">−</mo>
                  <mi>f</mi>
                </mrow>
                <mo stretchy="false">(</mo>
                <msub>
                  <mi>x</mi>
                  <mstyle mathsize="8pt">
                    <mi>n</mi>
                  </mstyle>
                </msub>
                <mo stretchy="false">)</mo>
                <mo stretchy="false">)</mo>
              </mrow>
            </mfrac>
          </mrow>
        </mrow>
      </mstyle>
      <mrow/>
    </mrow>
    <annotation encoding="StarMath 5.0"> size 12{x rSub { size 8{n+1} } =x rSub { size 8{n} } - {  {f rSup { size 8{2} }  \( x rSub { size 8{n} }  \) }  over  {f \( x rSub { size 8{n} }  \) -f \( x rSub { size 8{n} } -f \( x rSub { size 8{n} }  \)  \) } } } {}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o fence="true" stretchy="false">|</mo>
            <mrow>
              <mrow>
                <msub>
                  <mi>x</mi>
                  <mstyle mathsize="8pt">
                    <mrow>
                      <mi>n</mi>
                      <mo stretchy="false">+</mo>
                      <mn>1</mn>
                    </mrow>
                  </mstyle>
                </msub>
                <mo stretchy="false">−</mo>
                <msup>
                  <mi>x</mi>
                  <mstyle mathsize="8pt">
                    <mrow/>
                  </mstyle>
                </msup>
              </mrow>
            </mrow>
            <mo fence="true" stretchy="false">|</mo>
          </mrow>
          <mo stretchy="false">=</mo>
          <mrow/>
        </mrow>
      </mstyle>
      <mrow/>
    </mrow>
    <annotation encoding="StarMath 5.0"> size 12{ lline x rSub { size 8{n+1} } -x rSup { size 8{*} }  rline ={}} {}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row/>
            <mo stretchy="false">=</mo>
            <mi>O</mi>
          </mrow>
          <mrow>
            <mo fence="true" stretchy="true">(</mo>
            <mrow>
              <msup>
                <mrow>
                  <mo fence="true" stretchy="false">|</mo>
                  <mrow>
                    <mrow>
                      <msub>
                        <mi>x</mi>
                        <mstyle mathsize="8pt">
                          <mi>n</mi>
                        </mstyle>
                      </msub>
                      <mo stretchy="false">−</mo>
                      <msup>
                        <mi>x</mi>
                        <mstyle mathsize="8pt">
                          <mrow/>
                        </mstyle>
                      </msup>
                    </mrow>
                  </mrow>
                  <mo fence="true" stretchy="false">|</mo>
                </mrow>
                <mstyle mathsize="8pt">
                  <mi>α</mi>
                </mstyle>
              </msup>
            </mrow>
            <mo fence="true" stretchy="true">)</mo>
          </mrow>
        </mrow>
      </mstyle>
      <mrow/>
    </mrow>
    <annotation encoding="StarMath 5.0"> size 12{ {}=O left ( lline x rSub { size 8{n} } -x rSup { size 8{*} }  rline  rSup { size 8{α} }  right )} {}</annotation>
  </semantics>
</math>
</file>

<file path=Object 5/content.xml><?xml version="1.0" encoding="utf-8"?>
<math xmlns="http://www.w3.org/1998/Math/MathML" display="block">
  <semantics>
    <mrow>
      <mstyle mathsize="12pt">
        <mrow>
          <mo fence="true" stretchy="true">{</mo>
          <mrow>
            <mtable>
              <mtr>
                <mtd>
                  <mrow>
                    <mrow>
                      <msub>
                        <mi>a</mi>
                        <mstyle mathsize="8pt">
                          <mi>n</mi>
                        </mstyle>
                      </msub>
                      <mo stretchy="false">=</mo>
                      <msub>
                        <mi>a</mi>
                        <mstyle mathsize="8pt">
                          <mrow>
                            <mi>n</mi>
                            <mo stretchy="false">−</mo>
                            <mn>1</mn>
                          </mrow>
                        </mstyle>
                      </msub>
                    </mrow>
                    <mi>,</mi>
                    <mtable>
                      <mtr>
                        <mtd>
                          <mrow/>
                        </mtd>
                        <mtd>
                          <mrow>
                            <mrow>
                              <msub>
                                <mi>b</mi>
                                <mstyle mathsize="8pt">
                                  <mi>n</mi>
                                </mstyle>
                              </msub>
                              <mo stretchy="false">=</mo>
                              <msub>
                                <mi>x</mi>
                                <mstyle mathsize="8pt">
                                  <mi>n</mi>
                                </mstyle>
                              </msub>
                            </mrow>
                            <mi>,</mi>
                            <mrow/>
                          </mrow>
                        </mtd>
                      </mtr>
                    </mtable>
                    <mtable>
                      <mtr>
                        <mtd>
                          <mrow>
                            <mtext></mtext>
                            <mrow/>
                          </mrow>
                        </mtd>
                        <mtd>
                          <mrow>
                            <mi>f</mi>
                            <mo stretchy="false">(</mo>
                            <msub>
                              <mi>x</mi>
                              <mstyle mathsize="8pt">
                                <mi>n</mi>
                              </mstyle>
                            </msub>
                            <mo stretchy="false">)</mo>
                            <mi>f</mi>
                            <mo stretchy="false">(</mo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n>1</mn>
                                </mrow>
                              </mstyle>
                            </msub>
                            <mrow>
                              <mo stretchy="false">)</mo>
                              <mo stretchy="false">&lt;</mo>
                              <mn>0</mn>
                            </mrow>
                            <mrow/>
                          </mrow>
                        </mtd>
                      </mtr>
                    </mtable>
                    <mrow/>
                  </mrow>
                </mtd>
              </mtr>
              <mtr>
                <mtd>
                  <mrow>
                    <mrow>
                      <msub>
                        <mi>a</mi>
                        <mstyle mathsize="8pt">
                          <mi>n</mi>
                        </mstyle>
                      </msub>
                      <mo stretchy="false">=</mo>
                      <msub>
                        <mi>x</mi>
                        <mstyle mathsize="8pt">
                          <mi>n</mi>
                        </mstyle>
                      </msub>
                    </mrow>
                    <mi>,</mi>
                    <mtable>
                      <mtr>
                        <mtd>
                          <mrow/>
                        </mtd>
                        <mtd>
                          <mrow>
                            <mrow>
                              <msub>
                                <mi>b</mi>
                                <mstyle mathsize="8pt">
                                  <mi>n</mi>
                                </mstyle>
                              </msub>
                              <mo stretchy="false">=</mo>
                              <msub>
                                <mi>b</mi>
                                <mstyle mathsize="8pt">
                                  <mrow>
                                    <mi>n</mi>
                                    <mo stretchy="false">−</mo>
                                    <mn>1</mn>
                                  </mrow>
                                </mstyle>
                              </msub>
                            </mrow>
                            <mi>,</mi>
                            <mrow/>
                          </mrow>
                        </mtd>
                      </mtr>
                    </mtable>
                    <mtable>
                      <mtr>
                        <mtd>
                          <mrow>
                            <mtext></mtext>
                            <mrow/>
                          </mrow>
                        </mtd>
                        <mtd>
                          <mrow>
                            <mi>f</mi>
                            <mo stretchy="false">(</mo>
                            <msub>
                              <mi>x</mi>
                              <mstyle mathsize="8pt">
                                <mi>n</mi>
                              </mstyle>
                            </msub>
                            <mo stretchy="false">)</mo>
                            <mi>f</mi>
                            <mo stretchy="false">(</mo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n>1</mn>
                                </mrow>
                              </mstyle>
                            </msub>
                            <mrow>
                              <mo stretchy="false">)</mo>
                              <mo stretchy="false">&gt;</mo>
                              <mn>0</mn>
                            </mrow>
                            <mrow/>
                          </mrow>
                        </mtd>
                      </mtr>
                    </mtable>
                    <mrow/>
                  </mrow>
                </mtd>
              </mtr>
            </mtable>
          </mrow>
        </mrow>
      </mstyle>
      <mrow/>
    </mrow>
    <annotation encoding="StarMath 5.0"> size 12{ left lbrace  matrix {
a rSub { size 8{n} } =a rSub { size 8{n-1} } , matrix {
 {} # b rSub { size 8{n} } =x rSub { size 8{n} } ,{}
}  matrix {
"" {} # f \( x rSub { size 8{n} }  \) f \( a rSub { size 8{n-1} }  \) &lt;0{}
}  {} ##
a rSub { size 8{n} } =x rSub { size 8{n} } , matrix {
 {} # b rSub { size 8{n} } =b rSub { size 8{n-1} } ,{}
}  matrix {
"" {} # f \( x rSub { size 8{n} }  \) f \( a rSub { size 8{n-1} }  \) &gt;0{}
} {}
}  right none } {}</annotation>
  </semantics>
</math>
</file>

<file path=Object 6/content.xml><?xml version="1.0" encoding="utf-8"?>
<math xmlns="http://www.w3.org/1998/Math/MathML" display="block">
  <semantics>
    <mrow>
      <mstyle mathsize="12pt">
        <mrow>
          <mrow>
            <msub>
              <mi>x</mi>
              <mstyle mathsize="8pt">
                <mi>n</mi>
              </mstyle>
            </msub>
            <mo stretchy="false">=</mo>
            <mn>0</mn>
          </mrow>
          <mtext>.</mtext>
          <mn>5</mn>
          <mo stretchy="false">(</mo>
          <mrow>
            <msub>
              <mi>a</mi>
              <mstyle mathsize="8pt">
                <mrow>
                  <mi>n</mi>
                  <mo stretchy="false">−</mo>
                  <mn>1</mn>
                </mrow>
              </mstyle>
            </msub>
            <mo stretchy="false">+</mo>
            <msub>
              <mi>b</mi>
              <mstyle mathsize="8pt">
                <mrow>
                  <mi>n</mi>
                  <mo stretchy="false">−</mo>
                  <mn>1</mn>
                </mrow>
              </mstyle>
            </msub>
          </mrow>
          <mo stretchy="false">)</mo>
        </mrow>
      </mstyle>
      <mrow/>
    </mrow>
    <annotation encoding="StarMath 5.0"> size 12{x rSub { size 8{n} } =0 "." 5 \( a rSub { size 8{n-1} } +b rSub { size 8{n-1} }  \) } {}</annotation>
  </semantics>
</math>
</file>

<file path=Object 7/content.xml><?xml version="1.0" encoding="utf-8"?>
<math xmlns="http://www.w3.org/1998/Math/MathML" display="block">
  <semantics>
    <mrow>
      <mstyle mathsize="12pt">
        <mrow>
          <msub>
            <mtext>log</mtext>
            <mstyle mathsize="8pt">
              <mn>2</mn>
            </mstyle>
          </msub>
          <mo stretchy="false">(</mo>
          <mrow>
            <mi>b</mi>
            <mo stretchy="false">−</mo>
            <mi>a</mi>
          </mrow>
          <mrow>
            <mo stretchy="false">)</mo>
            <mo stretchy="false">−</mo>
            <msub>
              <mtext>log</mtext>
              <mstyle mathsize="8pt">
                <mn>2</mn>
              </mstyle>
            </msub>
          </mrow>
          <mi>e</mi>
        </mrow>
      </mstyle>
      <mrow/>
    </mrow>
    <annotation encoding="StarMath 5.0"> size 12{"log" rSub { size 8{2} }  \( b-a \) -"log" rSub { size 8{2} } e} {}</annotation>
  </semantics>
</math>
</file>

<file path=Object 8/content.xml><?xml version="1.0" encoding="utf-8"?>
<math xmlns="http://www.w3.org/1998/Math/MathML" display="block">
  <semantics>
    <mrow>
      <mstyle mathsize="12pt">
        <mrow>
          <mrow>
            <mo fence="true" stretchy="false">|</mo>
            <mrow>
              <mrow>
                <mi>j</mi>
                <mi>'</mi>
                <mo stretchy="false">(</mo>
                <mi>x</mi>
                <mo stretchy="false">)</mo>
              </mrow>
            </mrow>
            <mo fence="true" stretchy="false">|</mo>
          </mrow>
          <mo stretchy="false">≤</mo>
          <mi>q</mi>
          <mo stretchy="false">&lt;</mo>
          <mn>1</mn>
        </mrow>
      </mstyle>
      <mrow/>
    </mrow>
    <annotation encoding="StarMath 5.0"> size 12{ lline j' \( x \)  rline  &lt;= q&lt;1} {}</annotation>
  </semantics>
</math>
</file>

<file path=Object 9/content.xml><?xml version="1.0" encoding="utf-8"?>
<math xmlns="http://www.w3.org/1998/Math/MathML" display="block">
  <semantics>
    <mtable>
      <mtr>
        <mtd>
          <mrow>
            <mrow>
              <mrow>
                <msub>
                  <mi>x</mi>
                  <mstyle mathsize="8pt">
                    <mi>n</mi>
                  </mstyle>
                </msub>
                <mo stretchy="false">−</mo>
                <mrow>
                  <mi>x</mi>
                  <msup>
                    <mo stretchy="false">∗</mo>
                    <mstyle mathsize="8pt">
                      <mrow/>
                    </mstyle>
                  </msup>
                  <mrow/>
                </mrow>
              </mrow>
              <mo stretchy="false">&lt;</mo>
              <mfrac>
                <mi>q</mi>
                <mrow>
                  <mn>1</mn>
                  <mo stretchy="false">−</mo>
                  <mi>q</mi>
                </mrow>
              </mfrac>
            </mrow>
            <mrow>
              <mo fence="true" stretchy="false">|</mo>
              <mrow>
                <mrow>
                  <msub>
                    <mi>x</mi>
                    <mstyle mathsize="8pt">
                      <mi>n</mi>
                    </mstyle>
                  </msub>
                  <mo stretchy="false">−</mo>
                  <msub>
                    <mi>x</mi>
                    <mstyle mathsize="8pt">
                      <mrow>
                        <mi>n</mi>
                        <mo stretchy="false">−</mo>
                        <mn>1</mn>
                      </mrow>
                    </mstyle>
                  </msub>
                </mrow>
              </mrow>
              <mo fence="true" stretchy="false">|</mo>
            </mrow>
            <mi>,</mi>
            <mtext> </mtext>
            <mi>j</mi>
            <mi>'</mi>
            <mo stretchy="false">(</mo>
            <mi>x</mi>
            <mrow>
              <mo stretchy="false">)</mo>
              <mo stretchy="false">&gt;</mo>
              <mn>0,</mn>
            </mrow>
          </mrow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>
            <mrow>
              <mrow>
                <msub>
                  <mi>x</mi>
                  <mstyle mathsize="8pt">
                    <mi>n</mi>
                  </mstyle>
                </msub>
                <mo stretchy="false">−</mo>
                <mrow>
                  <mi>x</mi>
                  <msup>
                    <mo stretchy="false">∗</mo>
                    <mstyle mathsize="8pt">
                      <mrow/>
                    </mstyle>
                  </msup>
                  <mrow/>
                </mrow>
              </mrow>
              <mo stretchy="false">&lt;</mo>
              <mrow>
                <mo fence="true" stretchy="false">|</mo>
                <mrow>
                  <mrow>
                    <msub>
                      <mi>x</mi>
                      <mstyle mathsize="8pt">
                        <mi>n</mi>
                      </mstyle>
                    </msub>
                    <mo stretchy="false">−</mo>
                    <msub>
                      <mi>x</mi>
                      <mstyle mathsize="8pt">
                        <mrow>
                          <mi>n</mi>
                          <mo stretchy="false">−</mo>
                          <mn>1</mn>
                        </mrow>
                      </mstyle>
                    </msub>
                  </mrow>
                </mrow>
                <mo fence="true" stretchy="false">|</mo>
              </mrow>
            </mrow>
            <mi>,</mi>
            <mtext> </mtext>
            <mi>j</mi>
            <mi>'</mi>
            <mo stretchy="false">(</mo>
            <mi>x</mi>
            <mrow>
              <mo stretchy="false">)</mo>
              <mo stretchy="false">&lt;</mo>
              <mn>0</mn>
            </mrow>
            <mtext>.</mtext>
            <mrow/>
          </mrow>
        </mtd>
      </mtr>
      <mtr>
        <mtd>
          <mrow/>
        </mtd>
      </mtr>
      <mtr>
        <mtd>
          <mrow/>
        </mtd>
      </mtr>
      <mtr>
        <mtd>
          <mtable>
            <mtr>
              <mtd>
                <mstyle mathsize="12pt">
                  <mrow/>
                </mstyle>
              </mtd>
            </mtr>
          </mtable>
        </mtd>
      </mtr>
      <mtr>
        <mtd columnalign="left">
          <mrow/>
        </mtd>
      </mtr>
    </mtable>
    <annotation encoding="StarMath 5.0">alignl { stack {
 size 12{ lline x rSub { size 8{n} } -x* rSup { size 8{*} }  rline &lt; {  {q}  over  {1-q} }  lline x rSub { size 8{n} } -x rSub { size 8{n-1} }  rline ," "j' \( x \) &gt;0,}  {} # 
 lline x rSub { size 8{n} } -x* rSup { size 8{*} }  rline &lt; lline x rSub { size 8{n} } -x rSub { size 8{n-1} }  rline ," "j' \( x \) &lt;0 "."  {} 
} } {}</annotation>
  </semantics>
</math>
</file>